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1.12mm"/>
    </style:style>
    <style:style style:name="co3" style:family="table-column">
      <style:table-column-properties fo:break-before="auto" style:column-width="109.56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7.64mm"/>
    </style:style>
    <style:style style:name="co7" style:family="table-column">
      <style:table-column-properties fo:break-before="auto" style:column-width="16.25mm"/>
    </style:style>
    <style:style style:name="co8" style:family="table-column">
      <style:table-column-properties fo:break-before="auto" style:column-width="18.49mm"/>
    </style:style>
    <style:style style:name="co9" style:family="table-column">
      <style:table-column-properties fo:break-before="auto" style:column-width="19.86mm"/>
    </style:style>
    <style:style style:name="co10" style:family="table-column">
      <style:table-column-properties fo:break-before="auto" style:column-width="20.16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25.75mm"/>
    </style:style>
    <style:style style:name="co13" style:family="table-column">
      <style:table-column-properties fo:break-before="auto" style:column-width="26.32mm"/>
    </style:style>
    <style:style style:name="co14" style:family="table-column">
      <style:table-column-properties fo:break-before="auto" style:column-width="21.29mm"/>
    </style:style>
    <style:style style:name="co15" style:family="table-column">
      <style:table-column-properties fo:break-before="auto" style:column-width="21.55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24.36mm"/>
    </style:style>
    <style:style style:name="co18" style:family="table-column">
      <style:table-column-properties fo:break-before="auto" style:column-width="29.67mm"/>
    </style:style>
    <style:style style:name="co19" style:family="table-column">
      <style:table-column-properties fo:break-before="auto" style:column-width="31.1mm"/>
    </style:style>
    <style:style style:name="co20" style:family="table-column">
      <style:table-column-properties fo:break-before="auto" style:column-width="23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Equipes">
      <style:table-properties table:display="true" style:writing-mode="lr-tb"/>
    </style:style>
    <style:style style:name="ta2" style:family="table" style:master-page-name="PageStyle_5f_Linhas_20_Justas_20_da_20_Rodada">
      <style:table-properties table:display="true" style:writing-mode="lr-tb"/>
    </style:style>
    <style:style style:name="ta3" style:family="table" style:master-page-name="PageStyle_5f_Análise_20_dos_20_Jogos">
      <style:table-properties table:display="true" style:writing-mode="lr-tb"/>
    </style:style>
    <style:style style:name="ta4" style:family="table" style:master-page-name="PageStyle_5f_Tabela_20__25_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-is-between(1.8,2.2)" style:apply-style-name="ConditionalStyle_5f_3" style:base-cell-address="'Análise dos Jogos'.J26"/>
    </style:style>
    <style:style style:name="ce1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-is-between(1.8,2.2)" style:apply-style-name="ConditionalStyle_5f_3" style:base-cell-address="'Análise dos Jogos'.J26"/>
    </style:style>
    <style:style style:name="ce20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0" style:apply-style-name="ConditionalStyle_5f_1" style:base-cell-address="'Análise dos Jogos'.L26"/>
    </style:style>
    <style:style style:name="ce21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0" style:apply-style-name="ConditionalStyle_5f_1" style:base-cell-address="'Análise dos Jogos'.M26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quipe</text:p>
          </table:table-cell>
          <table:table-cell table:style-name="ce1" office:value-type="string" calcext:value-type="string">
            <text:p>Categoria</text:p>
          </table:table-cell>
          <table:table-cell/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ritério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Atletico-PR</text:p>
          </table:table-cell>
          <table:table-cell table:style-name="ce2" office:value-type="string" calcext:value-type="string">
            <text:p>A-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quipes que disputam na parte de cima da tabela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Atletico-MG</text:p>
          </table:table-cell>
          <table:table-cell table:style-name="ce2" office:value-type="string" calcext:value-type="string">
            <text:p>B+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quipes que disputam no meio da tabela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Avai</text:p>
          </table:table-cell>
          <table:table-cell table:style-name="ce2" office:value-type="string" calcext:value-type="string">
            <text:p>C+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quipes que disputam na parte de baixo da tabela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B-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otafogo</text:p>
          </table:table-cell>
          <table:table-cell table:style-name="ce2" office:value-type="string" calcext:value-type="string">
            <text:p>B-</text:p>
          </table:table-cell>
          <table:table-cell/>
          <table:table-cell table:style-name="ce1" office:value-type="string" calcext:value-type="string">
            <text:p>Sinal</text:p>
          </table:table-cell>
          <table:table-cell table:style-name="ce1" office:value-type="string" calcext:value-type="string">
            <text:p>Observação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CSA</text:p>
          </table:table-cell>
          <table:table-cell table:style-name="ce2" office:value-type="string" calcext:value-type="string">
            <text:p>C-</text:p>
          </table:table-cell>
          <table:table-cell/>
          <table:table-cell table:style-name="ce2" office:value-type="string" calcext:value-type="string">
            <text:p>"+"</text:p>
          </table:table-cell>
          <table:table-cell table:style-name="ce2" office:value-type="string" calcext:value-type="string">
            <text:p>Melhor rankeado na categoria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Ceara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"-"</text:p>
          </table:table-cell>
          <table:table-cell table:style-name="ce2" office:value-type="string" calcext:value-type="string">
            <text:p>Pior rankeado na categoria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Chapecoense</text:p>
          </table:table-cell>
          <table:table-cell table:style-name="ce2" office:value-type="string" calcext:value-type="string">
            <text:p>C+</text:p>
          </table:table-cell>
          <table:table-cell/>
          <table:table-cell table:style-name="ce2" office:value-type="string" calcext:value-type="string">
            <text:p>sem sinal</text:p>
          </table:table-cell>
          <table:table-cell table:style-name="ce2" office:value-type="string" calcext:value-type="string">
            <text:p>Rankeado na média da categoria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Corinthians</text:p>
          </table:table-cell>
          <table:table-cell table:style-name="ce2" office:value-type="string" calcext:value-type="string">
            <text:p>A-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ruzeiro</text:p>
          </table:table-cell>
          <table:table-cell table:style-name="ce2" office:value-type="string" calcext:value-type="string">
            <text:p>A+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Flamengo</text:p>
          </table:table-cell>
          <table:table-cell table:style-name="ce2" office:value-type="string" calcext:value-type="string">
            <text:p>A+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Fluminense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C+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Goias</text:p>
          </table:table-cell>
          <table:table-cell table:style-name="ce2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Gremio</text:p>
          </table:table-cell>
          <table:table-cell table:style-name="ce2" office:value-type="string" calcext:value-type="string">
            <text:p>A+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Internacional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almeiras</text:p>
          </table:table-cell>
          <table:table-cell table:style-name="ce2" office:value-type="string" calcext:value-type="string">
            <text:p>A+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antos</text:p>
          </table:table-cell>
          <table:table-cell table:style-name="ce2" office:value-type="string" calcext:value-type="string">
            <text:p>A-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A-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Vasco</text:p>
          </table:table-cell>
          <table:table-cell table:style-name="ce2" office:value-type="string" calcext:value-type="string">
            <text:p>B-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has Justas da Rodada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ategoria 1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% 1</text:p>
          </table:table-cell>
          <table:table-cell table:style-name="ce1" office:value-type="string" calcext:value-type="string">
            <text:p>% X</text:p>
          </table:table-cell>
          <table:table-cell table:style-name="ce1" office:value-type="string" calcext:value-type="string">
            <text:p>% 2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Categoria 2</text:p>
          </table:table-cell>
          <table:table-cell table:style-name="ce1" office:value-type="string" calcext:value-type="string">
            <text:p>ML 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 2</text:p>
          </table:table-cell>
          <table:table-cell table:style-name="ce1" office:value-type="string" calcext:value-type="string">
            <text:p>AH 1</text:p>
          </table:table-cell>
          <table:table-cell table:style-name="ce1" office:value-type="string" calcext:value-type="string">
            <text:p>AH 2</text:p>
          </table:table-cell>
          <table:table-cell table:style-name="ce1" office:value-type="string" calcext:value-type="string">
            <text:p>AH 1 Ajustado</text:p>
          </table:table-cell>
          <table:table-cell table:style-name="ce1" office:value-type="string" calcext:value-type="string">
            <text:p>AH 2 Ajustado</text:p>
          </table:table-cell>
          <table:table-cell table:number-columns-repeated="1009"/>
        </table:table-row>
        <table:table-row table:style-name="ro2">
          <table:table-cell/>
          <table:table-cell table:style-name="ce2" table:formula="of:=OFFSET([$Equipes.B$2];MATCH([.C3];[$Equipes.B$3:.B$130];0);1)" office:value-type="string" office:string-value="" calcext:value-type="error">
            <text:p>#N/A</text:p>
          </table:table-cell>
          <table:table-cell table:style-name="ce2"/>
          <table:table-cell table:style-name="ce4" table:formula="of:=IF([.B3]=&quot;A&quot;;VLOOKUP([.H3];[$'Tabela %'.$C$3:.$D$11];2;0);IF([.B3]=&quot;A+&quot;;VLOOKUP([.H3];[$'Tabela %'.$C$12:.$D$20];2;0);IF([.B3]=&quot;A-&quot;;VLOOKUP([.H3];[$'Tabela %'.$C$21:.$D$29];2;0);IF([.B3]=&quot;B&quot;;VLOOKUP([.H3];[$'Tabela %'.$C$30:.$D$39];2;0);IF([.B3]=&quot;B+&quot;;VLOOKUP([.H3];[$'Tabela %'.$C$40:.$D$48];2;0);IF([.B3]=&quot;B-&quot;;VLOOKUP([.H3];[$'Tabela %'.$C$49:.$D$57];2;0);IF([.B3]=&quot;C&quot;;VLOOKUP([.H3];[$'Tabela %'.$C$58:.$D$66];2;0);IF([.B3]=&quot;C+&quot;;VLOOKUP([.H3];[$'Tabela %'.$C$67:.$D$75];2;0);IF([.B3]=&quot;C-&quot;;VLOOKUP([.H3];[$'Tabela %'.$C$76:.$D$84];2;0);0)))))))))" office:value-type="string" office:string-value="" calcext:value-type="error">
            <text:p>#N/A</text:p>
          </table:table-cell>
          <table:table-cell table:style-name="ce4" table:formula="of:=IF([.B3]=&quot;A&quot;;VLOOKUP([.H3];[$'Tabela %'.$C$3:.$E$11];3;0);IF([.B3]=&quot;A+&quot;;VLOOKUP([.H3];[$'Tabela %'.$C$12:.$E$20];3;0);IF([.B3]=&quot;A-&quot;;VLOOKUP([.H3];[$'Tabela %'.$C$21:.$E$29];3;0);IF([.B3]=&quot;B&quot;;VLOOKUP([.H3];[$'Tabela %'.$C$30:.$E$39];3;0);IF([.B3]=&quot;B+&quot;;VLOOKUP([.H3];[$'Tabela %'.$C$40:.$E$48];3;0);IF([.B3]=&quot;B-&quot;;VLOOKUP([.H3];[$'Tabela %'.$C$49:.$E$57];3;0);IF([.B3]=&quot;C&quot;;VLOOKUP([.H3];[$'Tabela %'.$C$58:.$E$66];3;0);IF([.B3]=&quot;C+&quot;;VLOOKUP([.H3];[$'Tabela %'.$C$67:.$E$75];3;0);IF([.B3]=&quot;C-&quot;;VLOOKUP([.H3];[$'Tabela %'.$C$76:.$E$84];3;0);0)))))))))" office:value-type="string" office:string-value="" calcext:value-type="error">
            <text:p>#N/A</text:p>
          </table:table-cell>
          <table:table-cell table:style-name="ce4" table:formula="of:=1-[.D3]-[.E3]" office:value-type="string" office:string-value="" calcext:value-type="error">
            <text:p>#N/A</text:p>
          </table:table-cell>
          <table:table-cell table:style-name="ce2"/>
          <table:table-cell table:style-name="ce2" table:formula="of:=OFFSET([$Equipes.B$2];MATCH([.G3];[$Equipes.B$3:.B$130];0);1)" office:value-type="string" office:string-value="" calcext:value-type="error">
            <text:p>#N/A</text:p>
          </table:table-cell>
          <table:table-cell table:style-name="ce5" table:formula="of:=1/[.D3]" office:value-type="string" office:string-value="" calcext:value-type="error">
            <text:p>#N/A</text:p>
          </table:table-cell>
          <table:table-cell table:style-name="ce5" table:formula="of:=1/[.E3]" office:value-type="string" office:string-value="" calcext:value-type="error">
            <text:p>#N/A</text:p>
          </table:table-cell>
          <table:table-cell table:style-name="ce5" table:formula="of:=1/[.F3]" office:value-type="string" office:string-value="" calcext:value-type="error">
            <text:p>#N/A</text:p>
          </table:table-cell>
          <table:table-cell table:style-name="ce2" table:formula="of:=IF([.B3]=&quot;A&quot;;VLOOKUP([.H3];[$'Tabela %'.$C$3:.$G$11];5;0);IF([.B3]=&quot;A+&quot;;VLOOKUP([.H3];[$'Tabela %'.$C$12:.$G$20];5;0);IF([.B3]=&quot;A-&quot;;VLOOKUP([.H3];[$'Tabela %'.$C$21:.$G$29];5;0);IF([.B3]=&quot;B&quot;;VLOOKUP([.H3];[$'Tabela %'.$C$30:.$G$39];5;0);IF([.B3]=&quot;B+&quot;;VLOOKUP([.H3];[$'Tabela %'.$C$40:.$G$48];5;0);IF([.B3]=&quot;B-&quot;;VLOOKUP([.H3];[$'Tabela %'.$C$49:.$G$57];5;0);IF([.B3]=&quot;C&quot;;VLOOKUP([.H3];[$'Tabela %'.$C$58:.$G$66];5;0);IF([.B3]=&quot;C+&quot;;VLOOKUP([.H3];[$'Tabela %'.$C$67:.$G$75];5;0);IF([.B3]=&quot;C-&quot;;VLOOKUP([.H3];[$'Tabela %'.$C$76:.$G$84];5;0);0)))))))))" office:value-type="string" office:string-value="" calcext:value-type="error">
            <text:p>#N/A</text:p>
          </table:table-cell>
          <table:table-cell table:style-name="ce2" table:formula="of:=-[.L3]" office:value-type="string" office:string-value="" calcext:value-type="error">
            <text:p>#N/A</text:p>
          </table:table-cell>
          <table:table-cell table:style-name="ce6" table:number-columns-repeated="2"/>
          <table:table-cell table:number-columns-repeated="1009"/>
        </table:table-row>
        <table:table-row table:style-name="ro2">
          <table:table-cell/>
          <table:table-cell table:style-name="ce2" table:formula="of:=OFFSET([$Equipes.B$2];MATCH([.C4];[$Equipes.B$3:.B$130];0);1)" office:value-type="string" office:string-value="" calcext:value-type="error">
            <text:p>#N/A</text:p>
          </table:table-cell>
          <table:table-cell table:style-name="ce2"/>
          <table:table-cell table:style-name="ce4" table:formula="of:=IF([.B4]=&quot;A&quot;;VLOOKUP([.H4];[$'Tabela %'.$C$3:.$D$11];2;0);IF([.B4]=&quot;A+&quot;;VLOOKUP([.H4];[$'Tabela %'.$C$12:.$D$20];2;0);IF([.B4]=&quot;A-&quot;;VLOOKUP([.H4];[$'Tabela %'.$C$21:.$D$29];2;0);IF([.B4]=&quot;B&quot;;VLOOKUP([.H4];[$'Tabela %'.$C$30:.$D$39];2;0);IF([.B4]=&quot;B+&quot;;VLOOKUP([.H4];[$'Tabela %'.$C$40:.$D$48];2;0);IF([.B4]=&quot;B-&quot;;VLOOKUP([.H4];[$'Tabela %'.$C$49:.$D$57];2;0);IF([.B4]=&quot;C&quot;;VLOOKUP([.H4];[$'Tabela %'.$C$58:.$D$66];2;0);IF([.B4]=&quot;C+&quot;;VLOOKUP([.H4];[$'Tabela %'.$C$67:.$D$75];2;0);IF([.B4]=&quot;C-&quot;;VLOOKUP([.H4];[$'Tabela %'.$C$76:.$D$84];2;0);0)))))))))" office:value-type="string" office:string-value="" calcext:value-type="error">
            <text:p>#N/A</text:p>
          </table:table-cell>
          <table:table-cell table:style-name="ce4" table:formula="of:=IF([.B4]=&quot;A&quot;;VLOOKUP([.H4];[$'Tabela %'.$C$3:.$E$11];3;0);IF([.B4]=&quot;A+&quot;;VLOOKUP([.H4];[$'Tabela %'.$C$12:.$E$20];3;0);IF([.B4]=&quot;A-&quot;;VLOOKUP([.H4];[$'Tabela %'.$C$21:.$E$29];3;0);IF([.B4]=&quot;B&quot;;VLOOKUP([.H4];[$'Tabela %'.$C$30:.$E$39];3;0);IF([.B4]=&quot;B+&quot;;VLOOKUP([.H4];[$'Tabela %'.$C$40:.$E$48];3;0);IF([.B4]=&quot;B-&quot;;VLOOKUP([.H4];[$'Tabela %'.$C$49:.$E$57];3;0);IF([.B4]=&quot;C&quot;;VLOOKUP([.H4];[$'Tabela %'.$C$58:.$E$66];3;0);IF([.B4]=&quot;C+&quot;;VLOOKUP([.H4];[$'Tabela %'.$C$67:.$E$75];3;0);IF([.B4]=&quot;C-&quot;;VLOOKUP([.H4];[$'Tabela %'.$C$76:.$E$84];3;0);0)))))))))" office:value-type="string" office:string-value="" calcext:value-type="error">
            <text:p>#N/A</text:p>
          </table:table-cell>
          <table:table-cell table:style-name="ce4" table:formula="of:=1-[.D4]-[.E4]" office:value-type="string" office:string-value="" calcext:value-type="error">
            <text:p>#N/A</text:p>
          </table:table-cell>
          <table:table-cell table:style-name="ce2"/>
          <table:table-cell table:style-name="ce2" table:formula="of:=OFFSET([$Equipes.B$2];MATCH([.G4];[$Equipes.B$3:.B$130];0);1)" office:value-type="string" office:string-value="" calcext:value-type="error">
            <text:p>#N/A</text:p>
          </table:table-cell>
          <table:table-cell table:style-name="ce5" table:formula="of:=1/[.D4]" office:value-type="string" office:string-value="" calcext:value-type="error">
            <text:p>#N/A</text:p>
          </table:table-cell>
          <table:table-cell table:style-name="ce5" table:formula="of:=1/[.E4]" office:value-type="string" office:string-value="" calcext:value-type="error">
            <text:p>#N/A</text:p>
          </table:table-cell>
          <table:table-cell table:style-name="ce5" table:formula="of:=1/[.F4]" office:value-type="string" office:string-value="" calcext:value-type="error">
            <text:p>#N/A</text:p>
          </table:table-cell>
          <table:table-cell table:style-name="ce2" table:formula="of:=IF([.B4]=&quot;A&quot;;VLOOKUP([.H4];[$'Tabela %'.$C$3:.$G$11];5;0);IF([.B4]=&quot;A+&quot;;VLOOKUP([.H4];[$'Tabela %'.$C$12:.$G$20];5;0);IF([.B4]=&quot;A-&quot;;VLOOKUP([.H4];[$'Tabela %'.$C$21:.$G$29];5;0);IF([.B4]=&quot;B&quot;;VLOOKUP([.H4];[$'Tabela %'.$C$30:.$G$39];5;0);IF([.B4]=&quot;B+&quot;;VLOOKUP([.H4];[$'Tabela %'.$C$40:.$G$48];5;0);IF([.B4]=&quot;B-&quot;;VLOOKUP([.H4];[$'Tabela %'.$C$49:.$G$57];5;0);IF([.B4]=&quot;C&quot;;VLOOKUP([.H4];[$'Tabela %'.$C$58:.$G$66];5;0);IF([.B4]=&quot;C+&quot;;VLOOKUP([.H4];[$'Tabela %'.$C$67:.$G$75];5;0);IF([.B4]=&quot;C-&quot;;VLOOKUP([.H4];[$'Tabela %'.$C$76:.$G$84];5;0);0)))))))))" office:value-type="string" office:string-value="" calcext:value-type="error">
            <text:p>#N/A</text:p>
          </table:table-cell>
          <table:table-cell table:style-name="ce2" table:formula="of:=-[.L4]" office:value-type="string" office:string-value="" calcext:value-type="error">
            <text:p>#N/A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/>
          <table:table-cell table:style-name="ce2" table:formula="of:=OFFSET([$Equipes.B$2];MATCH([.C5];[$Equipes.B$3:.B$130];0);1)" office:value-type="string" office:string-value="" calcext:value-type="error">
            <text:p>#N/A</text:p>
          </table:table-cell>
          <table:table-cell table:style-name="ce2"/>
          <table:table-cell table:style-name="ce4" table:formula="of:=IF([.B5]=&quot;A&quot;;VLOOKUP([.H5];[$'Tabela %'.$C$3:.$D$11];2;0);IF([.B5]=&quot;A+&quot;;VLOOKUP([.H5];[$'Tabela %'.$C$12:.$D$20];2;0);IF([.B5]=&quot;A-&quot;;VLOOKUP([.H5];[$'Tabela %'.$C$21:.$D$29];2;0);IF([.B5]=&quot;B&quot;;VLOOKUP([.H5];[$'Tabela %'.$C$30:.$D$39];2;0);IF([.B5]=&quot;B+&quot;;VLOOKUP([.H5];[$'Tabela %'.$C$40:.$D$48];2;0);IF([.B5]=&quot;B-&quot;;VLOOKUP([.H5];[$'Tabela %'.$C$49:.$D$57];2;0);IF([.B5]=&quot;C&quot;;VLOOKUP([.H5];[$'Tabela %'.$C$58:.$D$66];2;0);IF([.B5]=&quot;C+&quot;;VLOOKUP([.H5];[$'Tabela %'.$C$67:.$D$75];2;0);IF([.B5]=&quot;C-&quot;;VLOOKUP([.H5];[$'Tabela %'.$C$76:.$D$84];2;0);0)))))))))" office:value-type="string" office:string-value="" calcext:value-type="error">
            <text:p>#N/A</text:p>
          </table:table-cell>
          <table:table-cell table:style-name="ce4" table:formula="of:=IF([.B5]=&quot;A&quot;;VLOOKUP([.H5];[$'Tabela %'.$C$3:.$E$11];3;0);IF([.B5]=&quot;A+&quot;;VLOOKUP([.H5];[$'Tabela %'.$C$12:.$E$20];3;0);IF([.B5]=&quot;A-&quot;;VLOOKUP([.H5];[$'Tabela %'.$C$21:.$E$29];3;0);IF([.B5]=&quot;B&quot;;VLOOKUP([.H5];[$'Tabela %'.$C$30:.$E$39];3;0);IF([.B5]=&quot;B+&quot;;VLOOKUP([.H5];[$'Tabela %'.$C$40:.$E$48];3;0);IF([.B5]=&quot;B-&quot;;VLOOKUP([.H5];[$'Tabela %'.$C$49:.$E$57];3;0);IF([.B5]=&quot;C&quot;;VLOOKUP([.H5];[$'Tabela %'.$C$58:.$E$66];3;0);IF([.B5]=&quot;C+&quot;;VLOOKUP([.H5];[$'Tabela %'.$C$67:.$E$75];3;0);IF([.B5]=&quot;C-&quot;;VLOOKUP([.H5];[$'Tabela %'.$C$76:.$E$84];3;0);0)))))))))" office:value-type="string" office:string-value="" calcext:value-type="error">
            <text:p>#N/A</text:p>
          </table:table-cell>
          <table:table-cell table:style-name="ce4" table:formula="of:=1-[.D5]-[.E5]" office:value-type="string" office:string-value="" calcext:value-type="error">
            <text:p>#N/A</text:p>
          </table:table-cell>
          <table:table-cell table:style-name="ce2"/>
          <table:table-cell table:style-name="ce2" table:formula="of:=OFFSET([$Equipes.B$2];MATCH([.G5];[$Equipes.B$3:.B$130];0);1)" office:value-type="string" office:string-value="" calcext:value-type="error">
            <text:p>#N/A</text:p>
          </table:table-cell>
          <table:table-cell table:style-name="ce5" table:formula="of:=1/[.D5]" office:value-type="string" office:string-value="" calcext:value-type="error">
            <text:p>#N/A</text:p>
          </table:table-cell>
          <table:table-cell table:style-name="ce5" table:formula="of:=1/[.E5]" office:value-type="string" office:string-value="" calcext:value-type="error">
            <text:p>#N/A</text:p>
          </table:table-cell>
          <table:table-cell table:style-name="ce5" table:formula="of:=1/[.F5]" office:value-type="string" office:string-value="" calcext:value-type="error">
            <text:p>#N/A</text:p>
          </table:table-cell>
          <table:table-cell table:style-name="ce2" table:formula="of:=IF([.B5]=&quot;A&quot;;VLOOKUP([.H5];[$'Tabela %'.$C$3:.$G$11];5;0);IF([.B5]=&quot;A+&quot;;VLOOKUP([.H5];[$'Tabela %'.$C$12:.$G$20];5;0);IF([.B5]=&quot;A-&quot;;VLOOKUP([.H5];[$'Tabela %'.$C$21:.$G$29];5;0);IF([.B5]=&quot;B&quot;;VLOOKUP([.H5];[$'Tabela %'.$C$30:.$G$39];5;0);IF([.B5]=&quot;B+&quot;;VLOOKUP([.H5];[$'Tabela %'.$C$40:.$G$48];5;0);IF([.B5]=&quot;B-&quot;;VLOOKUP([.H5];[$'Tabela %'.$C$49:.$G$57];5;0);IF([.B5]=&quot;C&quot;;VLOOKUP([.H5];[$'Tabela %'.$C$58:.$G$66];5;0);IF([.B5]=&quot;C+&quot;;VLOOKUP([.H5];[$'Tabela %'.$C$67:.$G$75];5;0);IF([.B5]=&quot;C-&quot;;VLOOKUP([.H5];[$'Tabela %'.$C$76:.$G$84];5;0);0)))))))))" office:value-type="string" office:string-value="" calcext:value-type="error">
            <text:p>#N/A</text:p>
          </table:table-cell>
          <table:table-cell table:style-name="ce2" table:formula="of:=-[.L5]" office:value-type="string" office:string-value="" calcext:value-type="error">
            <text:p>#N/A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/>
          <table:table-cell table:style-name="ce2" table:formula="of:=OFFSET([$Equipes.B$2];MATCH([.C6];[$Equipes.B$3:.B$130];0);1)" office:value-type="string" office:string-value="" calcext:value-type="error">
            <text:p>#N/A</text:p>
          </table:table-cell>
          <table:table-cell table:style-name="ce2"/>
          <table:table-cell table:style-name="ce4" table:formula="of:=IF([.B6]=&quot;A&quot;;VLOOKUP([.H6];[$'Tabela %'.$C$3:.$D$11];2;0);IF([.B6]=&quot;A+&quot;;VLOOKUP([.H6];[$'Tabela %'.$C$12:.$D$20];2;0);IF([.B6]=&quot;A-&quot;;VLOOKUP([.H6];[$'Tabela %'.$C$21:.$D$29];2;0);IF([.B6]=&quot;B&quot;;VLOOKUP([.H6];[$'Tabela %'.$C$30:.$D$39];2;0);IF([.B6]=&quot;B+&quot;;VLOOKUP([.H6];[$'Tabela %'.$C$40:.$D$48];2;0);IF([.B6]=&quot;B-&quot;;VLOOKUP([.H6];[$'Tabela %'.$C$49:.$D$57];2;0);IF([.B6]=&quot;C&quot;;VLOOKUP([.H6];[$'Tabela %'.$C$58:.$D$66];2;0);IF([.B6]=&quot;C+&quot;;VLOOKUP([.H6];[$'Tabela %'.$C$67:.$D$75];2;0);IF([.B6]=&quot;C-&quot;;VLOOKUP([.H6];[$'Tabela %'.$C$76:.$D$84];2;0);0)))))))))" office:value-type="string" office:string-value="" calcext:value-type="error">
            <text:p>#N/A</text:p>
          </table:table-cell>
          <table:table-cell table:style-name="ce4" table:formula="of:=IF([.B6]=&quot;A&quot;;VLOOKUP([.H6];[$'Tabela %'.$C$3:.$E$11];3;0);IF([.B6]=&quot;A+&quot;;VLOOKUP([.H6];[$'Tabela %'.$C$12:.$E$20];3;0);IF([.B6]=&quot;A-&quot;;VLOOKUP([.H6];[$'Tabela %'.$C$21:.$E$29];3;0);IF([.B6]=&quot;B&quot;;VLOOKUP([.H6];[$'Tabela %'.$C$30:.$E$39];3;0);IF([.B6]=&quot;B+&quot;;VLOOKUP([.H6];[$'Tabela %'.$C$40:.$E$48];3;0);IF([.B6]=&quot;B-&quot;;VLOOKUP([.H6];[$'Tabela %'.$C$49:.$E$57];3;0);IF([.B6]=&quot;C&quot;;VLOOKUP([.H6];[$'Tabela %'.$C$58:.$E$66];3;0);IF([.B6]=&quot;C+&quot;;VLOOKUP([.H6];[$'Tabela %'.$C$67:.$E$75];3;0);IF([.B6]=&quot;C-&quot;;VLOOKUP([.H6];[$'Tabela %'.$C$76:.$E$84];3;0);0)))))))))" office:value-type="string" office:string-value="" calcext:value-type="error">
            <text:p>#N/A</text:p>
          </table:table-cell>
          <table:table-cell table:style-name="ce4" table:formula="of:=1-[.D6]-[.E6]" office:value-type="string" office:string-value="" calcext:value-type="error">
            <text:p>#N/A</text:p>
          </table:table-cell>
          <table:table-cell table:style-name="ce2"/>
          <table:table-cell table:style-name="ce2" table:formula="of:=OFFSET([$Equipes.B$2];MATCH([.G6];[$Equipes.B$3:.B$130];0);1)" office:value-type="string" office:string-value="" calcext:value-type="error">
            <text:p>#N/A</text:p>
          </table:table-cell>
          <table:table-cell table:style-name="ce5" table:formula="of:=1/[.D6]" office:value-type="string" office:string-value="" calcext:value-type="error">
            <text:p>#N/A</text:p>
          </table:table-cell>
          <table:table-cell table:style-name="ce5" table:formula="of:=1/[.E6]" office:value-type="string" office:string-value="" calcext:value-type="error">
            <text:p>#N/A</text:p>
          </table:table-cell>
          <table:table-cell table:style-name="ce5" table:formula="of:=1/[.F6]" office:value-type="string" office:string-value="" calcext:value-type="error">
            <text:p>#N/A</text:p>
          </table:table-cell>
          <table:table-cell table:style-name="ce2" table:formula="of:=IF([.B6]=&quot;A&quot;;VLOOKUP([.H6];[$'Tabela %'.$C$3:.$G$11];5;0);IF([.B6]=&quot;A+&quot;;VLOOKUP([.H6];[$'Tabela %'.$C$12:.$G$20];5;0);IF([.B6]=&quot;A-&quot;;VLOOKUP([.H6];[$'Tabela %'.$C$21:.$G$29];5;0);IF([.B6]=&quot;B&quot;;VLOOKUP([.H6];[$'Tabela %'.$C$30:.$G$39];5;0);IF([.B6]=&quot;B+&quot;;VLOOKUP([.H6];[$'Tabela %'.$C$40:.$G$48];5;0);IF([.B6]=&quot;B-&quot;;VLOOKUP([.H6];[$'Tabela %'.$C$49:.$G$57];5;0);IF([.B6]=&quot;C&quot;;VLOOKUP([.H6];[$'Tabela %'.$C$58:.$G$66];5;0);IF([.B6]=&quot;C+&quot;;VLOOKUP([.H6];[$'Tabela %'.$C$67:.$G$75];5;0);IF([.B6]=&quot;C-&quot;;VLOOKUP([.H6];[$'Tabela %'.$C$76:.$G$84];5;0);0)))))))))" office:value-type="string" office:string-value="" calcext:value-type="error">
            <text:p>#N/A</text:p>
          </table:table-cell>
          <table:table-cell table:style-name="ce2" table:formula="of:=-[.L6]" office:value-type="string" office:string-value="" calcext:value-type="error">
            <text:p>#N/A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/>
          <table:table-cell table:style-name="ce2" table:formula="of:=OFFSET([$Equipes.B$2];MATCH([.C7];[$Equipes.B$3:.B$130];0);1)" office:value-type="string" office:string-value="" calcext:value-type="error">
            <text:p>#N/A</text:p>
          </table:table-cell>
          <table:table-cell table:style-name="ce2"/>
          <table:table-cell table:style-name="ce4" table:formula="of:=IF([.B7]=&quot;A&quot;;VLOOKUP([.H7];[$'Tabela %'.$C$3:.$D$11];2;0);IF([.B7]=&quot;A+&quot;;VLOOKUP([.H7];[$'Tabela %'.$C$12:.$D$20];2;0);IF([.B7]=&quot;A-&quot;;VLOOKUP([.H7];[$'Tabela %'.$C$21:.$D$29];2;0);IF([.B7]=&quot;B&quot;;VLOOKUP([.H7];[$'Tabela %'.$C$30:.$D$39];2;0);IF([.B7]=&quot;B+&quot;;VLOOKUP([.H7];[$'Tabela %'.$C$40:.$D$48];2;0);IF([.B7]=&quot;B-&quot;;VLOOKUP([.H7];[$'Tabela %'.$C$49:.$D$57];2;0);IF([.B7]=&quot;C&quot;;VLOOKUP([.H7];[$'Tabela %'.$C$58:.$D$66];2;0);IF([.B7]=&quot;C+&quot;;VLOOKUP([.H7];[$'Tabela %'.$C$67:.$D$75];2;0);IF([.B7]=&quot;C-&quot;;VLOOKUP([.H7];[$'Tabela %'.$C$76:.$D$84];2;0);0)))))))))" office:value-type="string" office:string-value="" calcext:value-type="error">
            <text:p>#N/A</text:p>
          </table:table-cell>
          <table:table-cell table:style-name="ce4" table:formula="of:=IF([.B7]=&quot;A&quot;;VLOOKUP([.H7];[$'Tabela %'.$C$3:.$E$11];3;0);IF([.B7]=&quot;A+&quot;;VLOOKUP([.H7];[$'Tabela %'.$C$12:.$E$20];3;0);IF([.B7]=&quot;A-&quot;;VLOOKUP([.H7];[$'Tabela %'.$C$21:.$E$29];3;0);IF([.B7]=&quot;B&quot;;VLOOKUP([.H7];[$'Tabela %'.$C$30:.$E$39];3;0);IF([.B7]=&quot;B+&quot;;VLOOKUP([.H7];[$'Tabela %'.$C$40:.$E$48];3;0);IF([.B7]=&quot;B-&quot;;VLOOKUP([.H7];[$'Tabela %'.$C$49:.$E$57];3;0);IF([.B7]=&quot;C&quot;;VLOOKUP([.H7];[$'Tabela %'.$C$58:.$E$66];3;0);IF([.B7]=&quot;C+&quot;;VLOOKUP([.H7];[$'Tabela %'.$C$67:.$E$75];3;0);IF([.B7]=&quot;C-&quot;;VLOOKUP([.H7];[$'Tabela %'.$C$76:.$E$84];3;0);0)))))))))" office:value-type="string" office:string-value="" calcext:value-type="error">
            <text:p>#N/A</text:p>
          </table:table-cell>
          <table:table-cell table:style-name="ce4" table:formula="of:=1-[.D7]-[.E7]" office:value-type="string" office:string-value="" calcext:value-type="error">
            <text:p>#N/A</text:p>
          </table:table-cell>
          <table:table-cell table:style-name="ce2"/>
          <table:table-cell table:style-name="ce2" table:formula="of:=OFFSET([$Equipes.B$2];MATCH([.G7];[$Equipes.B$3:.B$130];0);1)" office:value-type="string" office:string-value="" calcext:value-type="error">
            <text:p>#N/A</text:p>
          </table:table-cell>
          <table:table-cell table:style-name="ce5" table:formula="of:=1/[.D7]" office:value-type="string" office:string-value="" calcext:value-type="error">
            <text:p>#N/A</text:p>
          </table:table-cell>
          <table:table-cell table:style-name="ce5" table:formula="of:=1/[.E7]" office:value-type="string" office:string-value="" calcext:value-type="error">
            <text:p>#N/A</text:p>
          </table:table-cell>
          <table:table-cell table:style-name="ce5" table:formula="of:=1/[.F7]" office:value-type="string" office:string-value="" calcext:value-type="error">
            <text:p>#N/A</text:p>
          </table:table-cell>
          <table:table-cell table:style-name="ce2" table:formula="of:=IF([.B7]=&quot;A&quot;;VLOOKUP([.H7];[$'Tabela %'.$C$3:.$G$11];5;0);IF([.B7]=&quot;A+&quot;;VLOOKUP([.H7];[$'Tabela %'.$C$12:.$G$20];5;0);IF([.B7]=&quot;A-&quot;;VLOOKUP([.H7];[$'Tabela %'.$C$21:.$G$29];5;0);IF([.B7]=&quot;B&quot;;VLOOKUP([.H7];[$'Tabela %'.$C$30:.$G$39];5;0);IF([.B7]=&quot;B+&quot;;VLOOKUP([.H7];[$'Tabela %'.$C$40:.$G$48];5;0);IF([.B7]=&quot;B-&quot;;VLOOKUP([.H7];[$'Tabela %'.$C$49:.$G$57];5;0);IF([.B7]=&quot;C&quot;;VLOOKUP([.H7];[$'Tabela %'.$C$58:.$G$66];5;0);IF([.B7]=&quot;C+&quot;;VLOOKUP([.H7];[$'Tabela %'.$C$67:.$G$75];5;0);IF([.B7]=&quot;C-&quot;;VLOOKUP([.H7];[$'Tabela %'.$C$76:.$G$84];5;0);0)))))))))" office:value-type="string" office:string-value="" calcext:value-type="error">
            <text:p>#N/A</text:p>
          </table:table-cell>
          <table:table-cell table:style-name="ce2" table:formula="of:=-[.L7]" office:value-type="string" office:string-value="" calcext:value-type="error">
            <text:p>#N/A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/>
          <table:table-cell table:style-name="ce2" table:formula="of:=OFFSET([$Equipes.B$2];MATCH([.C8];[$Equipes.B$3:.B$130];0);1)" office:value-type="string" office:string-value="" calcext:value-type="error">
            <text:p>#N/A</text:p>
          </table:table-cell>
          <table:table-cell table:style-name="ce2"/>
          <table:table-cell table:style-name="ce4" table:formula="of:=IF([.B8]=&quot;A&quot;;VLOOKUP([.H8];[$'Tabela %'.$C$3:.$D$11];2;0);IF([.B8]=&quot;A+&quot;;VLOOKUP([.H8];[$'Tabela %'.$C$12:.$D$20];2;0);IF([.B8]=&quot;A-&quot;;VLOOKUP([.H8];[$'Tabela %'.$C$21:.$D$29];2;0);IF([.B8]=&quot;B&quot;;VLOOKUP([.H8];[$'Tabela %'.$C$30:.$D$39];2;0);IF([.B8]=&quot;B+&quot;;VLOOKUP([.H8];[$'Tabela %'.$C$40:.$D$48];2;0);IF([.B8]=&quot;B-&quot;;VLOOKUP([.H8];[$'Tabela %'.$C$49:.$D$57];2;0);IF([.B8]=&quot;C&quot;;VLOOKUP([.H8];[$'Tabela %'.$C$58:.$D$66];2;0);IF([.B8]=&quot;C+&quot;;VLOOKUP([.H8];[$'Tabela %'.$C$67:.$D$75];2;0);IF([.B8]=&quot;C-&quot;;VLOOKUP([.H8];[$'Tabela %'.$C$76:.$D$84];2;0);0)))))))))" office:value-type="string" office:string-value="" calcext:value-type="error">
            <text:p>#N/A</text:p>
          </table:table-cell>
          <table:table-cell table:style-name="ce4" table:formula="of:=IF([.B8]=&quot;A&quot;;VLOOKUP([.H8];[$'Tabela %'.$C$3:.$E$11];3;0);IF([.B8]=&quot;A+&quot;;VLOOKUP([.H8];[$'Tabela %'.$C$12:.$E$20];3;0);IF([.B8]=&quot;A-&quot;;VLOOKUP([.H8];[$'Tabela %'.$C$21:.$E$29];3;0);IF([.B8]=&quot;B&quot;;VLOOKUP([.H8];[$'Tabela %'.$C$30:.$E$39];3;0);IF([.B8]=&quot;B+&quot;;VLOOKUP([.H8];[$'Tabela %'.$C$40:.$E$48];3;0);IF([.B8]=&quot;B-&quot;;VLOOKUP([.H8];[$'Tabela %'.$C$49:.$E$57];3;0);IF([.B8]=&quot;C&quot;;VLOOKUP([.H8];[$'Tabela %'.$C$58:.$E$66];3;0);IF([.B8]=&quot;C+&quot;;VLOOKUP([.H8];[$'Tabela %'.$C$67:.$E$75];3;0);IF([.B8]=&quot;C-&quot;;VLOOKUP([.H8];[$'Tabela %'.$C$76:.$E$84];3;0);0)))))))))" office:value-type="string" office:string-value="" calcext:value-type="error">
            <text:p>#N/A</text:p>
          </table:table-cell>
          <table:table-cell table:style-name="ce4" table:formula="of:=1-[.D8]-[.E8]" office:value-type="string" office:string-value="" calcext:value-type="error">
            <text:p>#N/A</text:p>
          </table:table-cell>
          <table:table-cell table:style-name="ce2"/>
          <table:table-cell table:style-name="ce2" table:formula="of:=OFFSET([$Equipes.B$2];MATCH([.G8];[$Equipes.B$3:.B$130];0);1)" office:value-type="string" office:string-value="" calcext:value-type="error">
            <text:p>#N/A</text:p>
          </table:table-cell>
          <table:table-cell table:style-name="ce5" table:formula="of:=1/[.D8]" office:value-type="string" office:string-value="" calcext:value-type="error">
            <text:p>#N/A</text:p>
          </table:table-cell>
          <table:table-cell table:style-name="ce5" table:formula="of:=1/[.E8]" office:value-type="string" office:string-value="" calcext:value-type="error">
            <text:p>#N/A</text:p>
          </table:table-cell>
          <table:table-cell table:style-name="ce5" table:formula="of:=1/[.F8]" office:value-type="string" office:string-value="" calcext:value-type="error">
            <text:p>#N/A</text:p>
          </table:table-cell>
          <table:table-cell table:style-name="ce2" table:formula="of:=IF([.B8]=&quot;A&quot;;VLOOKUP([.H8];[$'Tabela %'.$C$3:.$G$11];5;0);IF([.B8]=&quot;A+&quot;;VLOOKUP([.H8];[$'Tabela %'.$C$12:.$G$20];5;0);IF([.B8]=&quot;A-&quot;;VLOOKUP([.H8];[$'Tabela %'.$C$21:.$G$29];5;0);IF([.B8]=&quot;B&quot;;VLOOKUP([.H8];[$'Tabela %'.$C$30:.$G$39];5;0);IF([.B8]=&quot;B+&quot;;VLOOKUP([.H8];[$'Tabela %'.$C$40:.$G$48];5;0);IF([.B8]=&quot;B-&quot;;VLOOKUP([.H8];[$'Tabela %'.$C$49:.$G$57];5;0);IF([.B8]=&quot;C&quot;;VLOOKUP([.H8];[$'Tabela %'.$C$58:.$G$66];5;0);IF([.B8]=&quot;C+&quot;;VLOOKUP([.H8];[$'Tabela %'.$C$67:.$G$75];5;0);IF([.B8]=&quot;C-&quot;;VLOOKUP([.H8];[$'Tabela %'.$C$76:.$G$84];5;0);0)))))))))" office:value-type="string" office:string-value="" calcext:value-type="error">
            <text:p>#N/A</text:p>
          </table:table-cell>
          <table:table-cell table:style-name="ce2" table:formula="of:=-[.L8]" office:value-type="string" office:string-value="" calcext:value-type="error">
            <text:p>#N/A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/>
          <table:table-cell table:style-name="ce2" table:formula="of:=OFFSET([$Equipes.B$2];MATCH([.C9];[$Equipes.B$3:.B$130];0);1)" office:value-type="string" office:string-value="" calcext:value-type="error">
            <text:p>#N/A</text:p>
          </table:table-cell>
          <table:table-cell table:style-name="ce2"/>
          <table:table-cell table:style-name="ce4" table:formula="of:=IF([.B9]=&quot;A&quot;;VLOOKUP([.H9];[$'Tabela %'.$C$3:.$D$11];2;0);IF([.B9]=&quot;A+&quot;;VLOOKUP([.H9];[$'Tabela %'.$C$12:.$D$20];2;0);IF([.B9]=&quot;A-&quot;;VLOOKUP([.H9];[$'Tabela %'.$C$21:.$D$29];2;0);IF([.B9]=&quot;B&quot;;VLOOKUP([.H9];[$'Tabela %'.$C$30:.$D$39];2;0);IF([.B9]=&quot;B+&quot;;VLOOKUP([.H9];[$'Tabela %'.$C$40:.$D$48];2;0);IF([.B9]=&quot;B-&quot;;VLOOKUP([.H9];[$'Tabela %'.$C$49:.$D$57];2;0);IF([.B9]=&quot;C&quot;;VLOOKUP([.H9];[$'Tabela %'.$C$58:.$D$66];2;0);IF([.B9]=&quot;C+&quot;;VLOOKUP([.H9];[$'Tabela %'.$C$67:.$D$75];2;0);IF([.B9]=&quot;C-&quot;;VLOOKUP([.H9];[$'Tabela %'.$C$76:.$D$84];2;0);0)))))))))" office:value-type="string" office:string-value="" calcext:value-type="error">
            <text:p>#N/A</text:p>
          </table:table-cell>
          <table:table-cell table:style-name="ce4" table:formula="of:=IF([.B9]=&quot;A&quot;;VLOOKUP([.H9];[$'Tabela %'.$C$3:.$E$11];3;0);IF([.B9]=&quot;A+&quot;;VLOOKUP([.H9];[$'Tabela %'.$C$12:.$E$20];3;0);IF([.B9]=&quot;A-&quot;;VLOOKUP([.H9];[$'Tabela %'.$C$21:.$E$29];3;0);IF([.B9]=&quot;B&quot;;VLOOKUP([.H9];[$'Tabela %'.$C$30:.$E$39];3;0);IF([.B9]=&quot;B+&quot;;VLOOKUP([.H9];[$'Tabela %'.$C$40:.$E$48];3;0);IF([.B9]=&quot;B-&quot;;VLOOKUP([.H9];[$'Tabela %'.$C$49:.$E$57];3;0);IF([.B9]=&quot;C&quot;;VLOOKUP([.H9];[$'Tabela %'.$C$58:.$E$66];3;0);IF([.B9]=&quot;C+&quot;;VLOOKUP([.H9];[$'Tabela %'.$C$67:.$E$75];3;0);IF([.B9]=&quot;C-&quot;;VLOOKUP([.H9];[$'Tabela %'.$C$76:.$E$84];3;0);0)))))))))" office:value-type="string" office:string-value="" calcext:value-type="error">
            <text:p>#N/A</text:p>
          </table:table-cell>
          <table:table-cell table:style-name="ce4" table:formula="of:=1-[.D9]-[.E9]" office:value-type="string" office:string-value="" calcext:value-type="error">
            <text:p>#N/A</text:p>
          </table:table-cell>
          <table:table-cell table:style-name="ce2"/>
          <table:table-cell table:style-name="ce2" table:formula="of:=OFFSET([$Equipes.B$2];MATCH([.G9];[$Equipes.B$3:.B$130];0);1)" office:value-type="string" office:string-value="" calcext:value-type="error">
            <text:p>#N/A</text:p>
          </table:table-cell>
          <table:table-cell table:style-name="ce5" table:formula="of:=1/[.D9]" office:value-type="string" office:string-value="" calcext:value-type="error">
            <text:p>#N/A</text:p>
          </table:table-cell>
          <table:table-cell table:style-name="ce5" table:formula="of:=1/[.E9]" office:value-type="string" office:string-value="" calcext:value-type="error">
            <text:p>#N/A</text:p>
          </table:table-cell>
          <table:table-cell table:style-name="ce5" table:formula="of:=1/[.F9]" office:value-type="string" office:string-value="" calcext:value-type="error">
            <text:p>#N/A</text:p>
          </table:table-cell>
          <table:table-cell table:style-name="ce2" table:formula="of:=IF([.B9]=&quot;A&quot;;VLOOKUP([.H9];[$'Tabela %'.$C$3:.$G$11];5;0);IF([.B9]=&quot;A+&quot;;VLOOKUP([.H9];[$'Tabela %'.$C$12:.$G$20];5;0);IF([.B9]=&quot;A-&quot;;VLOOKUP([.H9];[$'Tabela %'.$C$21:.$G$29];5;0);IF([.B9]=&quot;B&quot;;VLOOKUP([.H9];[$'Tabela %'.$C$30:.$G$39];5;0);IF([.B9]=&quot;B+&quot;;VLOOKUP([.H9];[$'Tabela %'.$C$40:.$G$48];5;0);IF([.B9]=&quot;B-&quot;;VLOOKUP([.H9];[$'Tabela %'.$C$49:.$G$57];5;0);IF([.B9]=&quot;C&quot;;VLOOKUP([.H9];[$'Tabela %'.$C$58:.$G$66];5;0);IF([.B9]=&quot;C+&quot;;VLOOKUP([.H9];[$'Tabela %'.$C$67:.$G$75];5;0);IF([.B9]=&quot;C-&quot;;VLOOKUP([.H9];[$'Tabela %'.$C$76:.$G$84];5;0);0)))))))))" office:value-type="string" office:string-value="" calcext:value-type="error">
            <text:p>#N/A</text:p>
          </table:table-cell>
          <table:table-cell table:style-name="ce2" table:formula="of:=-[.L9]" office:value-type="string" office:string-value="" calcext:value-type="error">
            <text:p>#N/A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/>
          <table:table-cell table:style-name="ce2" table:formula="of:=OFFSET([$Equipes.B$2];MATCH([.C10];[$Equipes.B$3:.B$130];0);1)" office:value-type="string" office:string-value="" calcext:value-type="error">
            <text:p>#N/A</text:p>
          </table:table-cell>
          <table:table-cell table:style-name="ce2"/>
          <table:table-cell table:style-name="ce4" table:formula="of:=IF([.B10]=&quot;A&quot;;VLOOKUP([.H10];[$'Tabela %'.$C$3:.$D$11];2;0);IF([.B10]=&quot;A+&quot;;VLOOKUP([.H10];[$'Tabela %'.$C$12:.$D$20];2;0);IF([.B10]=&quot;A-&quot;;VLOOKUP([.H10];[$'Tabela %'.$C$21:.$D$29];2;0);IF([.B10]=&quot;B&quot;;VLOOKUP([.H10];[$'Tabela %'.$C$30:.$D$39];2;0);IF([.B10]=&quot;B+&quot;;VLOOKUP([.H10];[$'Tabela %'.$C$40:.$D$48];2;0);IF([.B10]=&quot;B-&quot;;VLOOKUP([.H10];[$'Tabela %'.$C$49:.$D$57];2;0);IF([.B10]=&quot;C&quot;;VLOOKUP([.H10];[$'Tabela %'.$C$58:.$D$66];2;0);IF([.B10]=&quot;C+&quot;;VLOOKUP([.H10];[$'Tabela %'.$C$67:.$D$75];2;0);IF([.B10]=&quot;C-&quot;;VLOOKUP([.H10];[$'Tabela %'.$C$76:.$D$84];2;0);0)))))))))" office:value-type="string" office:string-value="" calcext:value-type="error">
            <text:p>#N/A</text:p>
          </table:table-cell>
          <table:table-cell table:style-name="ce4" table:formula="of:=IF([.B10]=&quot;A&quot;;VLOOKUP([.H10];[$'Tabela %'.$C$3:.$E$11];3;0);IF([.B10]=&quot;A+&quot;;VLOOKUP([.H10];[$'Tabela %'.$C$12:.$E$20];3;0);IF([.B10]=&quot;A-&quot;;VLOOKUP([.H10];[$'Tabela %'.$C$21:.$E$29];3;0);IF([.B10]=&quot;B&quot;;VLOOKUP([.H10];[$'Tabela %'.$C$30:.$E$39];3;0);IF([.B10]=&quot;B+&quot;;VLOOKUP([.H10];[$'Tabela %'.$C$40:.$E$48];3;0);IF([.B10]=&quot;B-&quot;;VLOOKUP([.H10];[$'Tabela %'.$C$49:.$E$57];3;0);IF([.B10]=&quot;C&quot;;VLOOKUP([.H10];[$'Tabela %'.$C$58:.$E$66];3;0);IF([.B10]=&quot;C+&quot;;VLOOKUP([.H10];[$'Tabela %'.$C$67:.$E$75];3;0);IF([.B10]=&quot;C-&quot;;VLOOKUP([.H10];[$'Tabela %'.$C$76:.$E$84];3;0);0)))))))))" office:value-type="string" office:string-value="" calcext:value-type="error">
            <text:p>#N/A</text:p>
          </table:table-cell>
          <table:table-cell table:style-name="ce4" table:formula="of:=1-[.D10]-[.E10]" office:value-type="string" office:string-value="" calcext:value-type="error">
            <text:p>#N/A</text:p>
          </table:table-cell>
          <table:table-cell table:style-name="ce2"/>
          <table:table-cell table:style-name="ce2" table:formula="of:=OFFSET([$Equipes.B$2];MATCH([.G10];[$Equipes.B$3:.B$130];0);1)" office:value-type="string" office:string-value="" calcext:value-type="error">
            <text:p>#N/A</text:p>
          </table:table-cell>
          <table:table-cell table:style-name="ce5" table:formula="of:=1/[.D10]" office:value-type="string" office:string-value="" calcext:value-type="error">
            <text:p>#N/A</text:p>
          </table:table-cell>
          <table:table-cell table:style-name="ce5" table:formula="of:=1/[.E10]" office:value-type="string" office:string-value="" calcext:value-type="error">
            <text:p>#N/A</text:p>
          </table:table-cell>
          <table:table-cell table:style-name="ce5" table:formula="of:=1/[.F10]" office:value-type="string" office:string-value="" calcext:value-type="error">
            <text:p>#N/A</text:p>
          </table:table-cell>
          <table:table-cell table:style-name="ce2" table:formula="of:=IF([.B10]=&quot;A&quot;;VLOOKUP([.H10];[$'Tabela %'.$C$3:.$G$11];5;0);IF([.B10]=&quot;A+&quot;;VLOOKUP([.H10];[$'Tabela %'.$C$12:.$G$20];5;0);IF([.B10]=&quot;A-&quot;;VLOOKUP([.H10];[$'Tabela %'.$C$21:.$G$29];5;0);IF([.B10]=&quot;B&quot;;VLOOKUP([.H10];[$'Tabela %'.$C$30:.$G$39];5;0);IF([.B10]=&quot;B+&quot;;VLOOKUP([.H10];[$'Tabela %'.$C$40:.$G$48];5;0);IF([.B10]=&quot;B-&quot;;VLOOKUP([.H10];[$'Tabela %'.$C$49:.$G$57];5;0);IF([.B10]=&quot;C&quot;;VLOOKUP([.H10];[$'Tabela %'.$C$58:.$G$66];5;0);IF([.B10]=&quot;C+&quot;;VLOOKUP([.H10];[$'Tabela %'.$C$67:.$G$75];5;0);IF([.B10]=&quot;C-&quot;;VLOOKUP([.H10];[$'Tabela %'.$C$76:.$G$84];5;0);0)))))))))" office:value-type="string" office:string-value="" calcext:value-type="error">
            <text:p>#N/A</text:p>
          </table:table-cell>
          <table:table-cell table:style-name="ce2" table:formula="of:=-[.L10]" office:value-type="string" office:string-value="" calcext:value-type="error">
            <text:p>#N/A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/>
          <table:table-cell table:style-name="ce2" table:formula="of:=OFFSET([$Equipes.B$2];MATCH([.C11];[$Equipes.B$3:.B$130];0);1)" office:value-type="string" office:string-value="" calcext:value-type="error">
            <text:p>#N/A</text:p>
          </table:table-cell>
          <table:table-cell table:style-name="ce2"/>
          <table:table-cell table:style-name="ce4" table:formula="of:=IF([.B11]=&quot;A&quot;;VLOOKUP([.H11];[$'Tabela %'.$C$3:.$D$11];2;0);IF([.B11]=&quot;A+&quot;;VLOOKUP([.H11];[$'Tabela %'.$C$12:.$D$20];2;0);IF([.B11]=&quot;A-&quot;;VLOOKUP([.H11];[$'Tabela %'.$C$21:.$D$29];2;0);IF([.B11]=&quot;B&quot;;VLOOKUP([.H11];[$'Tabela %'.$C$30:.$D$39];2;0);IF([.B11]=&quot;B+&quot;;VLOOKUP([.H11];[$'Tabela %'.$C$40:.$D$48];2;0);IF([.B11]=&quot;B-&quot;;VLOOKUP([.H11];[$'Tabela %'.$C$49:.$D$57];2;0);IF([.B11]=&quot;C&quot;;VLOOKUP([.H11];[$'Tabela %'.$C$58:.$D$66];2;0);IF([.B11]=&quot;C+&quot;;VLOOKUP([.H11];[$'Tabela %'.$C$67:.$D$75];2;0);IF([.B11]=&quot;C-&quot;;VLOOKUP([.H11];[$'Tabela %'.$C$76:.$D$84];2;0);0)))))))))" office:value-type="string" office:string-value="" calcext:value-type="error">
            <text:p>#N/A</text:p>
          </table:table-cell>
          <table:table-cell table:style-name="ce4" table:formula="of:=IF([.B11]=&quot;A&quot;;VLOOKUP([.H11];[$'Tabela %'.$C$3:.$E$11];3;0);IF([.B11]=&quot;A+&quot;;VLOOKUP([.H11];[$'Tabela %'.$C$12:.$E$20];3;0);IF([.B11]=&quot;A-&quot;;VLOOKUP([.H11];[$'Tabela %'.$C$21:.$E$29];3;0);IF([.B11]=&quot;B&quot;;VLOOKUP([.H11];[$'Tabela %'.$C$30:.$E$39];3;0);IF([.B11]=&quot;B+&quot;;VLOOKUP([.H11];[$'Tabela %'.$C$40:.$E$48];3;0);IF([.B11]=&quot;B-&quot;;VLOOKUP([.H11];[$'Tabela %'.$C$49:.$E$57];3;0);IF([.B11]=&quot;C&quot;;VLOOKUP([.H11];[$'Tabela %'.$C$58:.$E$66];3;0);IF([.B11]=&quot;C+&quot;;VLOOKUP([.H11];[$'Tabela %'.$C$67:.$E$75];3;0);IF([.B11]=&quot;C-&quot;;VLOOKUP([.H11];[$'Tabela %'.$C$76:.$E$84];3;0);0)))))))))" office:value-type="string" office:string-value="" calcext:value-type="error">
            <text:p>#N/A</text:p>
          </table:table-cell>
          <table:table-cell table:style-name="ce4" table:formula="of:=1-[.D11]-[.E11]" office:value-type="string" office:string-value="" calcext:value-type="error">
            <text:p>#N/A</text:p>
          </table:table-cell>
          <table:table-cell table:style-name="ce2"/>
          <table:table-cell table:style-name="ce2" table:formula="of:=OFFSET([$Equipes.B$2];MATCH([.G11];[$Equipes.B$3:.B$130];0);1)" office:value-type="string" office:string-value="" calcext:value-type="error">
            <text:p>#N/A</text:p>
          </table:table-cell>
          <table:table-cell table:style-name="ce5" table:formula="of:=1/[.D11]" office:value-type="string" office:string-value="" calcext:value-type="error">
            <text:p>#N/A</text:p>
          </table:table-cell>
          <table:table-cell table:style-name="ce5" table:formula="of:=1/[.E11]" office:value-type="string" office:string-value="" calcext:value-type="error">
            <text:p>#N/A</text:p>
          </table:table-cell>
          <table:table-cell table:style-name="ce5" table:formula="of:=1/[.F11]" office:value-type="string" office:string-value="" calcext:value-type="error">
            <text:p>#N/A</text:p>
          </table:table-cell>
          <table:table-cell table:style-name="ce2" table:formula="of:=IF([.B11]=&quot;A&quot;;VLOOKUP([.H11];[$'Tabela %'.$C$3:.$G$11];5;0);IF([.B11]=&quot;A+&quot;;VLOOKUP([.H11];[$'Tabela %'.$C$12:.$G$20];5;0);IF([.B11]=&quot;A-&quot;;VLOOKUP([.H11];[$'Tabela %'.$C$21:.$G$29];5;0);IF([.B11]=&quot;B&quot;;VLOOKUP([.H11];[$'Tabela %'.$C$30:.$G$39];5;0);IF([.B11]=&quot;B+&quot;;VLOOKUP([.H11];[$'Tabela %'.$C$40:.$G$48];5;0);IF([.B11]=&quot;B-&quot;;VLOOKUP([.H11];[$'Tabela %'.$C$49:.$G$57];5;0);IF([.B11]=&quot;C&quot;;VLOOKUP([.H11];[$'Tabela %'.$C$58:.$G$66];5;0);IF([.B11]=&quot;C+&quot;;VLOOKUP([.H11];[$'Tabela %'.$C$67:.$G$75];5;0);IF([.B11]=&quot;C-&quot;;VLOOKUP([.H11];[$'Tabela %'.$C$76:.$G$84];5;0);0)))))))))" office:value-type="string" office:string-value="" calcext:value-type="error">
            <text:p>#N/A</text:p>
          </table:table-cell>
          <table:table-cell table:style-name="ce2" table:formula="of:=-[.L11]" office:value-type="string" office:string-value="" calcext:value-type="error">
            <text:p>#N/A</text:p>
          </table:table-cell>
          <table:table-cell table:style-name="ce7" table:number-columns-repeated="2"/>
          <table:table-cell table:number-columns-repeated="1009"/>
        </table:table-row>
        <table:table-row table:style-name="ro2">
          <table:table-cell/>
          <table:table-cell table:style-name="ce2" table:formula="of:=OFFSET([$Equipes.B$2];MATCH([.C12];[$Equipes.B$3:.B$130];0);1)" office:value-type="string" office:string-value="" calcext:value-type="error">
            <text:p>#N/A</text:p>
          </table:table-cell>
          <table:table-cell table:style-name="ce2"/>
          <table:table-cell table:style-name="ce4" table:formula="of:=IF([.B12]=&quot;A&quot;;VLOOKUP([.H12];[$'Tabela %'.$C$3:.$D$11];2;0);IF([.B12]=&quot;A+&quot;;VLOOKUP([.H12];[$'Tabela %'.$C$12:.$D$20];2;0);IF([.B12]=&quot;A-&quot;;VLOOKUP([.H12];[$'Tabela %'.$C$21:.$D$29];2;0);IF([.B12]=&quot;B&quot;;VLOOKUP([.H12];[$'Tabela %'.$C$30:.$D$39];2;0);IF([.B12]=&quot;B+&quot;;VLOOKUP([.H12];[$'Tabela %'.$C$40:.$D$48];2;0);IF([.B12]=&quot;B-&quot;;VLOOKUP([.H12];[$'Tabela %'.$C$49:.$D$57];2;0);IF([.B12]=&quot;C&quot;;VLOOKUP([.H12];[$'Tabela %'.$C$58:.$D$66];2;0);IF([.B12]=&quot;C+&quot;;VLOOKUP([.H12];[$'Tabela %'.$C$67:.$D$75];2;0);IF([.B12]=&quot;C-&quot;;VLOOKUP([.H12];[$'Tabela %'.$C$76:.$D$84];2;0);0)))))))))" office:value-type="string" office:string-value="" calcext:value-type="error">
            <text:p>#N/A</text:p>
          </table:table-cell>
          <table:table-cell table:style-name="ce4" table:formula="of:=IF([.B12]=&quot;A&quot;;VLOOKUP([.H12];[$'Tabela %'.$C$3:.$E$11];3;0);IF([.B12]=&quot;A+&quot;;VLOOKUP([.H12];[$'Tabela %'.$C$12:.$E$20];3;0);IF([.B12]=&quot;A-&quot;;VLOOKUP([.H12];[$'Tabela %'.$C$21:.$E$29];3;0);IF([.B12]=&quot;B&quot;;VLOOKUP([.H12];[$'Tabela %'.$C$30:.$E$39];3;0);IF([.B12]=&quot;B+&quot;;VLOOKUP([.H12];[$'Tabela %'.$C$40:.$E$48];3;0);IF([.B12]=&quot;B-&quot;;VLOOKUP([.H12];[$'Tabela %'.$C$49:.$E$57];3;0);IF([.B12]=&quot;C&quot;;VLOOKUP([.H12];[$'Tabela %'.$C$58:.$E$66];3;0);IF([.B12]=&quot;C+&quot;;VLOOKUP([.H12];[$'Tabela %'.$C$67:.$E$75];3;0);IF([.B12]=&quot;C-&quot;;VLOOKUP([.H12];[$'Tabela %'.$C$76:.$E$84];3;0);0)))))))))" office:value-type="string" office:string-value="" calcext:value-type="error">
            <text:p>#N/A</text:p>
          </table:table-cell>
          <table:table-cell table:style-name="ce4" table:formula="of:=1-[.D12]-[.E12]" office:value-type="string" office:string-value="" calcext:value-type="error">
            <text:p>#N/A</text:p>
          </table:table-cell>
          <table:table-cell table:style-name="ce2"/>
          <table:table-cell table:style-name="ce2" table:formula="of:=OFFSET([$Equipes.B$2];MATCH([.G12];[$Equipes.B$3:.B$130];0);1)" office:value-type="string" office:string-value="" calcext:value-type="error">
            <text:p>#N/A</text:p>
          </table:table-cell>
          <table:table-cell table:style-name="ce5" table:formula="of:=1/[.D12]" office:value-type="string" office:string-value="" calcext:value-type="error">
            <text:p>#N/A</text:p>
          </table:table-cell>
          <table:table-cell table:style-name="ce5" table:formula="of:=1/[.E12]" office:value-type="string" office:string-value="" calcext:value-type="error">
            <text:p>#N/A</text:p>
          </table:table-cell>
          <table:table-cell table:style-name="ce5" table:formula="of:=1/[.F12]" office:value-type="string" office:string-value="" calcext:value-type="error">
            <text:p>#N/A</text:p>
          </table:table-cell>
          <table:table-cell table:style-name="ce2" table:formula="of:=IF([.B12]=&quot;A&quot;;VLOOKUP([.H12];[$'Tabela %'.$C$3:.$G$11];5;0);IF([.B12]=&quot;A+&quot;;VLOOKUP([.H12];[$'Tabela %'.$C$12:.$G$20];5;0);IF([.B12]=&quot;A-&quot;;VLOOKUP([.H12];[$'Tabela %'.$C$21:.$G$29];5;0);IF([.B12]=&quot;B&quot;;VLOOKUP([.H12];[$'Tabela %'.$C$30:.$G$39];5;0);IF([.B12]=&quot;B+&quot;;VLOOKUP([.H12];[$'Tabela %'.$C$40:.$G$48];5;0);IF([.B12]=&quot;B-&quot;;VLOOKUP([.H12];[$'Tabela %'.$C$49:.$G$57];5;0);IF([.B12]=&quot;C&quot;;VLOOKUP([.H12];[$'Tabela %'.$C$58:.$G$66];5;0);IF([.B12]=&quot;C+&quot;;VLOOKUP([.H12];[$'Tabela %'.$C$67:.$G$75];5;0);IF([.B12]=&quot;C-&quot;;VLOOKUP([.H12];[$'Tabela %'.$C$76:.$G$84];5;0);0)))))))))" office:value-type="string" office:string-value="" calcext:value-type="error">
            <text:p>#N/A</text:p>
          </table:table-cell>
          <table:table-cell table:style-name="ce2" table:formula="of:=-[.L12]" office:value-type="string" office:string-value="" calcext:value-type="error">
            <text:p>#N/A</text:p>
          </table:table-cell>
          <table:table-cell table:style-name="ce7" table:number-columns-repeated="2"/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e dos Jogos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ategoria 1</text:p>
          </table:table-cell>
          <table:table-cell table:style-name="ce1" office:value-type="string" calcext:value-type="string">
            <text:p>Mandante</text:p>
          </table:table-cell>
          <table:table-cell table:style-name="ce1" office:value-type="string" calcext:value-type="string">
            <text:p>% 1</text:p>
          </table:table-cell>
          <table:table-cell table:style-name="ce1" office:value-type="string" calcext:value-type="string">
            <text:p>% X</text:p>
          </table:table-cell>
          <table:table-cell table:style-name="ce1" office:value-type="string" calcext:value-type="string">
            <text:p>% 2</text:p>
          </table:table-cell>
          <table:table-cell table:style-name="ce1" office:value-type="string" calcext:value-type="string">
            <text:p>Visitante</text:p>
          </table:table-cell>
          <table:table-cell table:style-name="ce1" office:value-type="string" calcext:value-type="string">
            <text:p>Categoria 2</text:p>
          </table:table-cell>
          <table:table-cell table:style-name="ce1" office:value-type="string" calcext:value-type="string">
            <text:p>ML 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 2</text:p>
          </table:table-cell>
          <table:table-cell table:style-name="ce1" office:value-type="string" calcext:value-type="string">
            <text:p>AH 1</text:p>
          </table:table-cell>
          <table:table-cell table:style-name="ce1" office:value-type="string" calcext:value-type="string">
            <text:p>AH 2</text:p>
          </table:table-cell>
          <table:table-cell table:number-columns-repeated="1011"/>
        </table:table-row>
        <table:table-row table:style-name="ro2">
          <table:table-cell/>
          <table:table-cell table:style-name="ce2" table:formula="of:=OFFSET([$Equipes.B$2];MATCH([.C3];[$Equipes.B$3:.B$130];0);1)" office:value-type="string" office:string-value="" calcext:value-type="error">
            <text:p>#N/A</text:p>
          </table:table-cell>
          <table:table-cell table:style-name="ce11"/>
          <table:table-cell table:style-name="ce4" table:formula="of:=IF([.B3]=&quot;A&quot;;VLOOKUP([.H3];[$'Tabela %'.$C$3:.$D$11];2;0);IF([.B3]=&quot;A+&quot;;VLOOKUP([.H3];[$'Tabela %'.$C$12:.$D$20];2;0);IF([.B3]=&quot;A-&quot;;VLOOKUP([.H3];[$'Tabela %'.$C$21:.$D$29];2;0);IF([.B3]=&quot;B&quot;;VLOOKUP([.H3];[$'Tabela %'.$C$30:.$D$39];2;0);IF([.B3]=&quot;B+&quot;;VLOOKUP([.H3];[$'Tabela %'.$C$40:.$D$48];2;0);IF([.B3]=&quot;B-&quot;;VLOOKUP([.H3];[$'Tabela %'.$C$49:.$D$57];2;0);IF([.B3]=&quot;C&quot;;VLOOKUP([.H3];[$'Tabela %'.$C$58:.$D$66];2;0);IF([.B3]=&quot;C+&quot;;VLOOKUP([.H3];[$'Tabela %'.$C$67:.$D$75];2;0);IF([.B3]=&quot;C-&quot;;VLOOKUP([.H3];[$'Tabela %'.$C$76:.$D$84];2;0);0)))))))))" office:value-type="string" office:string-value="" calcext:value-type="error">
            <text:p>#N/A</text:p>
          </table:table-cell>
          <table:table-cell table:style-name="ce4" table:formula="of:=IF([.B3]=&quot;A&quot;;VLOOKUP([.H3];[$'Tabela %'.$C$3:.$E$11];3;0);IF([.B3]=&quot;A+&quot;;VLOOKUP([.H3];[$'Tabela %'.$C$12:.$E$20];3;0);IF([.B3]=&quot;A-&quot;;VLOOKUP([.H3];[$'Tabela %'.$C$21:.$E$29];3;0);IF([.B3]=&quot;B&quot;;VLOOKUP([.H3];[$'Tabela %'.$C$30:.$E$39];3;0);IF([.B3]=&quot;B+&quot;;VLOOKUP([.H3];[$'Tabela %'.$C$40:.$E$48];3;0);IF([.B3]=&quot;B-&quot;;VLOOKUP([.H3];[$'Tabela %'.$C$49:.$E$57];3;0);IF([.B3]=&quot;C&quot;;VLOOKUP([.H3];[$'Tabela %'.$C$58:.$E$66];3;0);IF([.B3]=&quot;C+&quot;;VLOOKUP([.H3];[$'Tabela %'.$C$67:.$E$75];3;0);IF([.B3]=&quot;C-&quot;;VLOOKUP([.H3];[$'Tabela %'.$C$76:.$E$84];3;0);0)))))))))" office:value-type="string" office:string-value="" calcext:value-type="error">
            <text:p>#N/A</text:p>
          </table:table-cell>
          <table:table-cell table:style-name="ce4" table:formula="of:=1-[.D3]-[.E3]" office:value-type="string" office:string-value="" calcext:value-type="error">
            <text:p>#N/A</text:p>
          </table:table-cell>
          <table:table-cell table:style-name="ce11"/>
          <table:table-cell table:style-name="ce2" table:formula="of:=OFFSET([$Equipes.B$2];MATCH([.G3];[$Equipes.B$3:.B$130];0);1)" office:value-type="string" office:string-value="" calcext:value-type="error">
            <text:p>#N/A</text:p>
          </table:table-cell>
          <table:table-cell table:style-name="ce5" table:formula="of:=1/[.D3]" office:value-type="string" office:string-value="" calcext:value-type="error">
            <text:p>#N/A</text:p>
          </table:table-cell>
          <table:table-cell table:style-name="ce5" table:formula="of:=1/[.E3]" office:value-type="string" office:string-value="" calcext:value-type="error">
            <text:p>#N/A</text:p>
          </table:table-cell>
          <table:table-cell table:style-name="ce5" table:formula="of:=1/[.F3]" office:value-type="string" office:string-value="" calcext:value-type="error">
            <text:p>#N/A</text:p>
          </table:table-cell>
          <table:table-cell table:style-name="ce2" table:formula="of:=IF([.B3]=&quot;A&quot;;VLOOKUP([.H3];[$'Tabela %'.$C$3:.$G$11];5;0);IF([.B3]=&quot;A+&quot;;VLOOKUP([.H3];[$'Tabela %'.$C$12:.$G$20];5;0);IF([.B3]=&quot;A-&quot;;VLOOKUP([.H3];[$'Tabela %'.$C$21:.$G$29];5;0);IF([.B3]=&quot;B&quot;;VLOOKUP([.H3];[$'Tabela %'.$C$30:.$G$39];5;0);IF([.B3]=&quot;B+&quot;;VLOOKUP([.H3];[$'Tabela %'.$C$40:.$G$48];5;0);IF([.B3]=&quot;B-&quot;;VLOOKUP([.H3];[$'Tabela %'.$C$49:.$G$57];5;0);IF([.B3]=&quot;C&quot;;VLOOKUP([.H3];[$'Tabela %'.$C$58:.$G$66];5;0);IF([.B3]=&quot;C+&quot;;VLOOKUP([.H3];[$'Tabela %'.$C$67:.$G$75];5;0);IF([.B3]=&quot;C-&quot;;VLOOKUP([.H3];[$'Tabela %'.$C$76:.$G$84];5;0);0)))))))))" office:value-type="string" office:string-value="" calcext:value-type="error">
            <text:p>#N/A</text:p>
          </table:table-cell>
          <table:table-cell table:style-name="ce2" table:formula="of:=-[.L3]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'Análise dos Jogos'.M21" table:end-x="15.22mm" table:end-y="5.01mm" draw:z-index="0" draw:name="Chart 1" draw:style-name="gr1" draw:text-style-name="P1" svg:width="144.19mm" svg:height="89.15mm" svg:x="7.94mm" svg:y="4.76mm">
              <draw:object draw:notify-on-update-of-ranges="'Análise dos Jogos'.B7:'Análise dos Jogos'.B13 'Análise dos Jogos'.C7:'Análise dos Jogos'.C13 'Análise dos Jogos'.D7:'Análise dos Jogos'.D13 'Análise dos Jogos'.E7:'Análise dos Jogos'.E13 'Análise dos Jogos'.F7:'Análise dos Jogos'.F13 'Análise dos Jogos'.G7:'Análise dos Jogos'.G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Fatores de Análise</text:p>
          </table:table-cell>
          <table:covered-table-cell table:style-name="ce12"/>
          <table:table-cell table:style-name="ce1" office:value-type="string" calcext:value-type="string" table:number-columns-spanned="4" table:number-rows-spanned="1">
            <text:p>Notas (1 a 5)</text:p>
          </table:table-cell>
          <table:covered-table-cell table:number-columns-repeated="2" table:style-name="ce13"/>
          <table:covered-table-cell table:style-name="ce12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quipes</text:p>
          </table:table-cell>
          <table:covered-table-cell table:style-name="ce12"/>
          <table:table-cell table:style-name="ce2" table:formula="of:=[.C3]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style-name="ce2" table:formula="of:=[.G3]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Força</text:p>
          </table:table-cell>
          <table:covered-table-cell table:style-name="ce12"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 table:style-name="ce12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Forma</text:p>
          </table:table-cell>
          <table:covered-table-cell table:style-name="ce12"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 table:style-name="ce12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Desempenho</text:p>
          </table:table-cell>
          <table:covered-table-cell table:style-name="ce12"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 table:style-name="ce12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Mando de Campo</text:p>
          </table:table-cell>
          <table:covered-table-cell table:style-name="ce12"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 table:style-name="ce12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Necessidade de Vitória</text:p>
          </table:table-cell>
          <table:covered-table-cell table:style-name="ce12"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 table:style-name="ce12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Desfalques</text:p>
          </table:table-cell>
          <table:covered-table-cell table:style-name="ce12"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 table:style-name="ce1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avoritismo</text:p>
          </table:table-cell>
          <table:covered-table-cell table:style-name="ce13"/>
          <table:covered-table-cell table:style-name="ce12"/>
          <table:table-cell table:style-name="ce1" office:value-type="string" calcext:value-type="string" table:number-columns-spanned="2" table:number-rows-spanned="1">
            <text:p>Handicap Esperado</text:p>
          </table:table-cell>
          <table:covered-table-cell table:style-name="ce12"/>
          <table:table-cell table:style-name="ce1" office:value-type="string" calcext:value-type="string">
            <text:p>% de Vitória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Nulo</text:p>
          </table:table-cell>
          <table:covered-table-cell table:style-name="ce13"/>
          <table:covered-table-cell table:style-name="ce12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table:style-name="ce2" office:value-type="string" calcext:value-type="string">
            <text:p>30 a 40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eve Favorito</text:p>
          </table:table-cell>
          <table:covered-table-cell table:style-name="ce13"/>
          <table:covered-table-cell table:style-name="ce12"/>
          <table:table-cell table:style-name="ce2" office:value-type="float" office:value="-0.25" calcext:value-type="float" table:number-columns-spanned="2" table:number-rows-spanned="1">
            <text:p>-0,25</text:p>
          </table:table-cell>
          <table:covered-table-cell table:style-name="ce12"/>
          <table:table-cell table:style-name="ce2" office:value-type="string" calcext:value-type="string">
            <text:p>40 a 48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Favorito</text:p>
          </table:table-cell>
          <table:covered-table-cell table:style-name="ce13"/>
          <table:covered-table-cell table:style-name="ce12"/>
          <table:table-cell table:style-name="ce2" office:value-type="float" office:value="-0.5" calcext:value-type="float" table:number-columns-spanned="2" table:number-rows-spanned="1">
            <text:p>-0,5</text:p>
          </table:table-cell>
          <table:covered-table-cell table:style-name="ce12"/>
          <table:table-cell table:style-name="ce2" office:value-type="string" calcext:value-type="string">
            <text:p>48 a 55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Bem Favorito</text:p>
          </table:table-cell>
          <table:covered-table-cell table:style-name="ce13"/>
          <table:covered-table-cell table:style-name="ce12"/>
          <table:table-cell table:style-name="ce2" office:value-type="float" office:value="-0.75" calcext:value-type="float" table:number-columns-spanned="2" table:number-rows-spanned="1">
            <text:p>-0,75</text:p>
          </table:table-cell>
          <table:covered-table-cell table:style-name="ce12"/>
          <table:table-cell table:style-name="ce2" office:value-type="string" calcext:value-type="string">
            <text:p>55 a 62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Muito Favorito</text:p>
          </table:table-cell>
          <table:covered-table-cell table:style-name="ce13"/>
          <table:covered-table-cell table:style-name="ce12"/>
          <table:table-cell table:style-name="ce2" office:value-type="string" calcext:value-type="string" table:number-columns-spanned="2" table:number-rows-spanned="1">
            <text:p>-1 em diante</text:p>
          </table:table-cell>
          <table:covered-table-cell table:style-name="ce12"/>
          <table:table-cell table:style-name="ce2" office:value-type="string" calcext:value-type="string">
            <text:p>62 em diante</text:p>
          </table:table-cell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Equipes</text:p>
          </table:table-cell>
          <table:covered-table-cell table:style-name="ce12"/>
          <table:table-cell table:style-name="ce8" office:value-type="string" calcext:value-type="string" table:number-columns-spanned="3" table:number-rows-spanned="1">
            <text:p>% Estimada dos Resultados</text:p>
          </table:table-cell>
          <table:covered-table-cell table:style-name="ce13"/>
          <table:covered-table-cell table:style-name="ce12"/>
          <table:table-cell table:style-name="ce8" office:value-type="string" calcext:value-type="string" table:number-columns-spanned="3" table:number-rows-spanned="1">
            <text:p>Odds Oferecidas</text:p>
          </table:table-cell>
          <table:covered-table-cell table:style-name="ce13"/>
          <table:covered-table-cell table:style-name="ce12"/>
          <table:table-cell table:style-name="ce8" office:value-type="string" calcext:value-type="string" table:number-columns-spanned="2" table:number-rows-spanned="1">
            <text:p>Linhas Justas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% Valor Esperado</text:p>
          </table:table-cell>
          <table:covered-table-cell table:style-name="ce12"/>
          <table:table-cell table:number-columns-repeated="1011"/>
        </table:table-row>
        <table:table-row table:style-name="ro2">
          <table:table-cell/>
          <table:table-cell table:style-name="ce9" office:value-type="string" calcext:value-type="string">
            <text:p>Mandante</text:p>
          </table:table-cell>
          <table:table-cell table:style-name="ce9" office:value-type="string" calcext:value-type="string">
            <text:p>Visitante</text:p>
          </table:table-cell>
          <table:table-cell table:style-name="ce9" office:value-type="string" calcext:value-type="string">
            <text:p>% Casa</text:p>
          </table:table-cell>
          <table:table-cell table:style-name="ce9" office:value-type="string" calcext:value-type="string">
            <text:p>% Empate</text:p>
          </table:table-cell>
          <table:table-cell table:style-name="ce9" office:value-type="string" calcext:value-type="string">
            <text:p>% Visitante</text:p>
          </table:table-cell>
          <table:table-cell table:style-name="ce9" office:value-type="string" calcext:value-type="string">
            <text:p>Linha</text:p>
          </table:table-cell>
          <table:table-cell table:style-name="ce9" office:value-type="string" calcext:value-type="string">
            <text:p>Mandante</text:p>
          </table:table-cell>
          <table:table-cell table:style-name="ce9" office:value-type="string" calcext:value-type="string">
            <text:p>Visitante</text:p>
          </table:table-cell>
          <table:table-cell table:style-name="ce9" office:value-type="string" calcext:value-type="string">
            <text:p>Mandante</text:p>
          </table:table-cell>
          <table:table-cell table:style-name="ce9" office:value-type="string" calcext:value-type="string">
            <text:p>Visitante</text:p>
          </table:table-cell>
          <table:table-cell table:style-name="ce9" office:value-type="string" calcext:value-type="string">
            <text:p>Mandante</text:p>
          </table:table-cell>
          <table:table-cell table:style-name="ce9" office:value-type="string" calcext:value-type="string">
            <text:p>Visitante</text:p>
          </table:table-cell>
          <table:table-cell table:number-columns-repeated="1011"/>
        </table:table-row>
        <table:table-row table:style-name="ro2">
          <table:table-cell/>
          <table:table-cell table:style-name="ce10" table:formula="of:=[.$C$3]" office:value-type="float" office:value="0" calcext:value-type="float">
            <text:p>0</text:p>
          </table:table-cell>
          <table:table-cell table:style-name="ce10" table:formula="of:=[.$G$3]" office:value-type="float" office:value="0" calcext:value-type="float">
            <text:p>0</text:p>
          </table:table-cell>
          <table:table-cell table:style-name="ce15" table:number-columns-repeated="2"/>
          <table:table-cell table:style-name="ce16" table:formula="of:=1-[.D26]-[.E26]" office:value-type="percentage" office:value="1" calcext:value-type="percentage">
            <text:p>100%</text:p>
          </table:table-cell>
          <table:table-cell table:style-name="ce9" table:formula="of:=IF([.G30]&gt;0;-0.5;0.5)" office:value-type="float" office:value="-0.5" calcext:value-type="float">
            <text:p>-0,5</text:p>
          </table:table-cell>
          <table:table-cell table:style-name="ce17" table:number-columns-repeated="2"/>
          <table:table-cell table:style-name="ce18" table:formula="of:=IF([.D26]&lt;=[.F26];1/[.D26];1/(1-[.F26]))" office:value-type="string" office:string-value="" calcext:value-type="error">
            <text:p>#DIV/0!</text:p>
          </table:table-cell>
          <table:table-cell table:style-name="ce18" table:formula="of:=IF([.F26]&lt;=[.D26];1/[.F26];1/(1-[.D26]))" office:value-type="float" office:value="1" calcext:value-type="float">
            <text:p>1,00</text:p>
          </table:table-cell>
          <table:table-cell table:style-name="ce20" table:formula="of:=[.H26]/[.J26]-1" office:value-type="string" office:string-value="" calcext:value-type="error">
            <text:p>#DIV/0!</text:p>
          </table:table-cell>
          <table:table-cell table:style-name="ce21" table:formula="of:=[.I26]/[.K26]-1" office:value-type="percentage" office:value="-1" calcext:value-type="percentage">
            <text:p>-100%</text:p>
          </table:table-cell>
          <table:table-cell table:number-columns-repeated="1011"/>
        </table:table-row>
        <table:table-row table:style-name="ro2">
          <table:table-cell/>
          <table:table-cell table:style-name="ce10" table:formula="of:=[.$C$3]" office:value-type="float" office:value="0" calcext:value-type="float">
            <text:p>0</text:p>
          </table:table-cell>
          <table:table-cell table:style-name="ce10" table:formula="of:=[.$G$3]" office:value-type="float" office:value="0" calcext:value-type="float">
            <text:p>0</text:p>
          </table:table-cell>
          <table:table-cell table:style-name="ce16" table:formula="of:=[.D26]" office:value-type="percentage" office:value="0" calcext:value-type="percentage">
            <text:p>0%</text:p>
          </table:table-cell>
          <table:table-cell table:style-name="ce16" table:formula="of:=[.E26]" office:value-type="percentage" office:value="0" calcext:value-type="percentage">
            <text:p>0%</text:p>
          </table:table-cell>
          <table:table-cell table:style-name="ce16" table:formula="of:=[.F26]" office:value-type="percentage" office:value="1" calcext:value-type="percentage">
            <text:p>100%</text:p>
          </table:table-cell>
          <table:table-cell table:style-name="ce9" table:formula="of:=IF([.G30]&gt;0;-0.25;0.25)" office:value-type="float" office:value="-0.25" calcext:value-type="float">
            <text:p>-0,25</text:p>
          </table:table-cell>
          <table:table-cell table:style-name="ce17" table:number-columns-repeated="2"/>
          <table:table-cell table:style-name="ce18" table:formula="of:=IF([.D26]&lt;=[.F26];([.J28]+[.J26])/2;1/(1-1/(([.K28]+[.K26])/2)))" office:value-type="string" office:string-value="" calcext:value-type="error">
            <text:p>#DIV/0!</text:p>
          </table:table-cell>
          <table:table-cell table:style-name="ce18" table:formula="of:=IF([.F26]&gt;=[.D26];1/(1-1/(([.J28]+[.J26])/2));([.K28]+[.K26])/2)" office:value-type="string" office:string-value="" calcext:value-type="error">
            <text:p>#DIV/0!</text:p>
          </table:table-cell>
          <table:table-cell table:style-name="ce20" table:formula="of:=[.H27]/[.J27]-1" office:value-type="string" office:string-value="" calcext:value-type="error">
            <text:p>#DIV/0!</text:p>
          </table:table-cell>
          <table:table-cell table:style-name="ce21" table:formula="of:=[.I27]/[.K27]-1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ce10" table:formula="of:=[.$C$3]" office:value-type="float" office:value="0" calcext:value-type="float">
            <text:p>0</text:p>
          </table:table-cell>
          <table:table-cell table:style-name="ce10" table:formula="of:=[.$G$3]" office:value-type="float" office:value="0" calcext:value-type="float">
            <text:p>0</text:p>
          </table:table-cell>
          <table:table-cell table:style-name="ce16" table:formula="of:=[.D27]" office:value-type="percentage" office:value="0" calcext:value-type="percentage">
            <text:p>0%</text:p>
          </table:table-cell>
          <table:table-cell table:style-name="ce16" table:formula="of:=[.E27]" office:value-type="percentage" office:value="0" calcext:value-type="percentage">
            <text:p>0%</text:p>
          </table:table-cell>
          <table:table-cell table:style-name="ce16" table:formula="of:=[.F27]" office:value-type="percentage" office:value="1" calcext:value-type="percentage">
            <text:p>100%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number-columns-repeated="2"/>
          <table:table-cell table:style-name="ce18" table:formula="of:=1/([.D26]/([.D26]+[.F26]))" office:value-type="string" office:string-value="" calcext:value-type="error">
            <text:p>#DIV/0!</text:p>
          </table:table-cell>
          <table:table-cell table:style-name="ce18" table:formula="of:=1/([.F26]/([.F26]+[.D26]))" office:value-type="float" office:value="1" calcext:value-type="float">
            <text:p>1,00</text:p>
          </table:table-cell>
          <table:table-cell table:style-name="ce20" table:formula="of:=[.H28]/[.J28]-1" office:value-type="string" office:string-value="" calcext:value-type="error">
            <text:p>#DIV/0!</text:p>
          </table:table-cell>
          <table:table-cell table:style-name="ce21" table:formula="of:=[.I28]/[.K28]-1" office:value-type="percentage" office:value="-1" calcext:value-type="percentage">
            <text:p>-100%</text:p>
          </table:table-cell>
          <table:table-cell table:number-columns-repeated="1011"/>
        </table:table-row>
        <table:table-row table:style-name="ro2">
          <table:table-cell/>
          <table:table-cell table:style-name="ce10" table:formula="of:=[.$C$3]" office:value-type="float" office:value="0" calcext:value-type="float">
            <text:p>0</text:p>
          </table:table-cell>
          <table:table-cell table:style-name="ce10" table:formula="of:=[.$G$3]" office:value-type="float" office:value="0" calcext:value-type="float">
            <text:p>0</text:p>
          </table:table-cell>
          <table:table-cell table:style-name="ce16" table:formula="of:=[.D28]" office:value-type="percentage" office:value="0" calcext:value-type="percentage">
            <text:p>0%</text:p>
          </table:table-cell>
          <table:table-cell table:style-name="ce16" table:formula="of:=[.E28]" office:value-type="percentage" office:value="0" calcext:value-type="percentage">
            <text:p>0%</text:p>
          </table:table-cell>
          <table:table-cell table:style-name="ce16" table:formula="of:=[.F28]" office:value-type="percentage" office:value="1" calcext:value-type="percentage">
            <text:p>100%</text:p>
          </table:table-cell>
          <table:table-cell table:style-name="ce9" table:formula="of:=IF([.G30]&gt;0;0.25;-0.25)" office:value-type="float" office:value="0.25" calcext:value-type="float">
            <text:p>0,25</text:p>
          </table:table-cell>
          <table:table-cell table:style-name="ce17" table:number-columns-repeated="2"/>
          <table:table-cell table:style-name="ce18" table:formula="of:=IF([.D26]&gt;=[.F26];([.J28]+[.J30])/2;1/(1-1/(([.K28]+[.K30])/2)))" office:value-type="string" office:string-value="" calcext:value-type="error">
            <text:p>#DIV/0!</text:p>
          </table:table-cell>
          <table:table-cell table:style-name="ce18" table:formula="of:=IF([.F26]&lt;=[.D26];1/(1-1/(([.J28]+[.J30])/2));([.K28]+[.K30])/2)" office:value-type="float" office:value="1" calcext:value-type="float">
            <text:p>1,00</text:p>
          </table:table-cell>
          <table:table-cell table:style-name="ce20" table:formula="of:=[.H29]/[.J29]-1" office:value-type="string" office:string-value="" calcext:value-type="error">
            <text:p>#DIV/0!</text:p>
          </table:table-cell>
          <table:table-cell table:style-name="ce21" table:formula="of:=[.I29]/[.K29]-1" office:value-type="percentage" office:value="-1" calcext:value-type="percentage">
            <text:p>-100%</text:p>
          </table:table-cell>
          <table:table-cell table:number-columns-repeated="1011"/>
        </table:table-row>
        <table:table-row table:style-name="ro2">
          <table:table-cell/>
          <table:table-cell table:style-name="ce10" table:formula="of:=[.$C$3]" office:value-type="float" office:value="0" calcext:value-type="float">
            <text:p>0</text:p>
          </table:table-cell>
          <table:table-cell table:style-name="ce10" table:formula="of:=[.$G$3]" office:value-type="float" office:value="0" calcext:value-type="float">
            <text:p>0</text:p>
          </table:table-cell>
          <table:table-cell table:style-name="ce16" table:formula="of:=[.D29]" office:value-type="percentage" office:value="0" calcext:value-type="percentage">
            <text:p>0%</text:p>
          </table:table-cell>
          <table:table-cell table:style-name="ce16" table:formula="of:=[.E29]" office:value-type="percentage" office:value="0" calcext:value-type="percentage">
            <text:p>0%</text:p>
          </table:table-cell>
          <table:table-cell table:style-name="ce16" table:formula="of:=[.F29]" office:value-type="percentage" office:value="1" calcext:value-type="percentage">
            <text:p>100%</text:p>
          </table:table-cell>
          <table:table-cell table:style-name="ce9" table:formula="of:=IF([.D30]&gt;[.F30];-0.5;0.5)" office:value-type="float" office:value="0.5" calcext:value-type="float">
            <text:p>0,5</text:p>
          </table:table-cell>
          <table:table-cell table:style-name="ce17" table:number-columns-repeated="2"/>
          <table:table-cell table:style-name="ce18" table:formula="of:=IF([.D26]&gt;=[.F26];1/[.D26];1/(1-[.F26]))" office:value-type="string" office:string-value="" calcext:value-type="error">
            <text:p>#DIV/0!</text:p>
          </table:table-cell>
          <table:table-cell table:style-name="ce18" table:formula="of:=IF([.F26]&gt;=[.D26];1/[.F26];1/(1-[.D26]))" office:value-type="float" office:value="1" calcext:value-type="float">
            <text:p>1,00</text:p>
          </table:table-cell>
          <table:table-cell table:style-name="ce20" table:formula="of:=[.H30]/[.J30]-1" office:value-type="string" office:string-value="" calcext:value-type="error">
            <text:p>#DIV/0!</text:p>
          </table:table-cell>
          <table:table-cell table:style-name="ce21" table:formula="of:=[.I30]/[.K30]-1" office:value-type="percentage" office:value="-1" calcext:value-type="percentage">
            <text:p>-100%</text:p>
          </table:table-cell>
          <table:table-cell table:number-columns-repeated="1011"/>
        </table:table-row>
        <table:table-row table:style-name="ro2">
          <table:table-cell/>
          <table:table-cell table:style-name="ce10" table:formula="of:=[.$C$3]" office:value-type="float" office:value="0" calcext:value-type="float">
            <text:p>0</text:p>
          </table:table-cell>
          <table:table-cell table:style-name="ce10" table:formula="of:=[.$G$3]" office:value-type="float" office:value="0" calcext:value-type="float">
            <text:p>0</text:p>
          </table:table-cell>
          <table:table-cell table:style-name="ce16" table:formula="of:=[.D30]" office:value-type="percentage" office:value="0" calcext:value-type="percentage">
            <text:p>0%</text:p>
          </table:table-cell>
          <table:table-cell table:style-name="ce16" table:formula="of:=[.E30]" office:value-type="percentage" office:value="0" calcext:value-type="percentage">
            <text:p>0%</text:p>
          </table:table-cell>
          <table:table-cell table:style-name="ce16" table:formula="of:=[.F30]" office:value-type="percentage" office:value="1" calcext:value-type="percentage">
            <text:p>100%</text:p>
          </table:table-cell>
          <table:table-cell table:style-name="ce9" table:formula="of:=IF([.G30]&gt;0;0.75;-0.75)" office:value-type="float" office:value="0.75" calcext:value-type="float">
            <text:p>0,75</text:p>
          </table:table-cell>
          <table:table-cell table:style-name="ce17" table:number-columns-repeated="2"/>
          <table:table-cell table:style-name="ce18" table:formula="of:=IF([.G31]&gt;0;([.J30]+[.J32])/2;1/(1-1/(([.K30]+[.K32])/2)))" office:value-type="string" office:string-value="" calcext:value-type="error">
            <text:p>#DIV/0!</text:p>
          </table:table-cell>
          <table:table-cell table:style-name="ce18" table:formula="of:=IF([.G31]&gt;0;1/(1-1/(([.J30]+[.J32])/2));([.K30]+[.K32])/2)" office:value-type="string" office:string-value="" calcext:value-type="error">
            <text:p>#DIV/0!</text:p>
          </table:table-cell>
          <table:table-cell table:style-name="ce20" table:formula="of:=[.H31]/[.J31]-1" office:value-type="string" office:string-value="" calcext:value-type="error">
            <text:p>#DIV/0!</text:p>
          </table:table-cell>
          <table:table-cell table:style-name="ce21" table:formula="of:=[.I31]/[.K31]-1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ce10" table:formula="of:=[.$C$3]" office:value-type="float" office:value="0" calcext:value-type="float">
            <text:p>0</text:p>
          </table:table-cell>
          <table:table-cell table:style-name="ce10" table:formula="of:=[.$G$3]" office:value-type="float" office:value="0" calcext:value-type="float">
            <text:p>0</text:p>
          </table:table-cell>
          <table:table-cell table:style-name="ce16" table:formula="of:=[.D31]" office:value-type="percentage" office:value="0" calcext:value-type="percentage">
            <text:p>0%</text:p>
          </table:table-cell>
          <table:table-cell table:style-name="ce16" table:formula="of:=[.E31]" office:value-type="percentage" office:value="0" calcext:value-type="percentage">
            <text:p>0%</text:p>
          </table:table-cell>
          <table:table-cell table:style-name="ce16" table:formula="of:=[.F31]" office:value-type="percentage" office:value="1" calcext:value-type="percentage">
            <text:p>100%</text:p>
          </table:table-cell>
          <table:table-cell table:style-name="ce9" table:formula="of:=IF([.G30]&gt;0;1;-1)" office:value-type="float" office:value="1" calcext:value-type="float">
            <text:p>1</text:p>
          </table:table-cell>
          <table:table-cell table:style-name="ce17" table:number-columns-repeated="2"/>
          <table:table-cell table:style-name="ce18" table:formula="of:=IF([.G32]&gt;0;1/((1/[.J30])/(1/[.J30]+1/[.K34]));1/((1/[.J34])/(1/[.J34]+1/[.K30])))" office:value-type="string" office:string-value="" calcext:value-type="error">
            <text:p>#DIV/0!</text:p>
          </table:table-cell>
          <table:table-cell table:style-name="ce18" table:formula="of:=IF([.G32]&gt;0;1/((1/[.K34])/(1/[.K34]+1/[.J30]));1/((1/[.K30])/(1/[.K30]+1/[.J34])))" office:value-type="string" office:string-value="" calcext:value-type="error">
            <text:p>#DIV/0!</text:p>
          </table:table-cell>
          <table:table-cell table:style-name="ce20" table:formula="of:=[.H32]/[.J32]-1" office:value-type="string" office:string-value="" calcext:value-type="error">
            <text:p>#DIV/0!</text:p>
          </table:table-cell>
          <table:table-cell table:style-name="ce21" table:formula="of:=[.I32]/[.K32]-1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ce10" table:formula="of:=[.$C$3]" office:value-type="float" office:value="0" calcext:value-type="float">
            <text:p>0</text:p>
          </table:table-cell>
          <table:table-cell table:style-name="ce10" table:formula="of:=[.$G$3]" office:value-type="float" office:value="0" calcext:value-type="float">
            <text:p>0</text:p>
          </table:table-cell>
          <table:table-cell table:style-name="ce16" table:formula="of:=[.D32]" office:value-type="percentage" office:value="0" calcext:value-type="percentage">
            <text:p>0%</text:p>
          </table:table-cell>
          <table:table-cell table:style-name="ce16" table:formula="of:=[.E32]" office:value-type="percentage" office:value="0" calcext:value-type="percentage">
            <text:p>0%</text:p>
          </table:table-cell>
          <table:table-cell table:style-name="ce16" table:formula="of:=[.F32]" office:value-type="percentage" office:value="1" calcext:value-type="percentage">
            <text:p>100%</text:p>
          </table:table-cell>
          <table:table-cell table:style-name="ce9" table:formula="of:=IF([.G30]&gt;0;1.25;-1.25)" office:value-type="float" office:value="1.25" calcext:value-type="float">
            <text:p>1,25</text:p>
          </table:table-cell>
          <table:table-cell table:style-name="ce17" table:number-columns-repeated="2"/>
          <table:table-cell table:style-name="ce19" table:formula="of:=IF([.G33]&gt;0;1/(1-1/(([.K32]+[.K34])/2));([.J32]+[.J34])/2)" office:value-type="string" office:string-value="" calcext:value-type="error">
            <text:p>#DIV/0!</text:p>
          </table:table-cell>
          <table:table-cell table:style-name="ce19" table:formula="of:=IF([.G33]&gt;0;([.K32]+[.K34])/2;1/(1-1/(([.J32]+[.J34])/2)))" office:value-type="string" office:string-value="" calcext:value-type="error">
            <text:p>#DIV/0!</text:p>
          </table:table-cell>
          <table:table-cell table:style-name="ce20" table:formula="of:=[.H33]/[.J33]-1" office:value-type="string" office:string-value="" calcext:value-type="error">
            <text:p>#DIV/0!</text:p>
          </table:table-cell>
          <table:table-cell table:style-name="ce21" table:formula="of:=[.I33]/[.K33]-1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ce10" table:formula="of:=[.$C$3]" office:value-type="float" office:value="0" calcext:value-type="float">
            <text:p>0</text:p>
          </table:table-cell>
          <table:table-cell table:style-name="ce10" table:formula="of:=[.$G$3]" office:value-type="float" office:value="0" calcext:value-type="float">
            <text:p>0</text:p>
          </table:table-cell>
          <table:table-cell table:style-name="ce16" table:formula="of:=[.D33]" office:value-type="percentage" office:value="0" calcext:value-type="percentage">
            <text:p>0%</text:p>
          </table:table-cell>
          <table:table-cell table:style-name="ce16" table:formula="of:=[.E33]" office:value-type="percentage" office:value="0" calcext:value-type="percentage">
            <text:p>0%</text:p>
          </table:table-cell>
          <table:table-cell table:style-name="ce16" table:formula="of:=[.F33]" office:value-type="percentage" office:value="1" calcext:value-type="percentage">
            <text:p>100%</text:p>
          </table:table-cell>
          <table:table-cell table:style-name="ce9" table:formula="of:=IF([.G30]&gt;0;1.5;-1.5)" office:value-type="float" office:value="1.5" calcext:value-type="float">
            <text:p>1,5</text:p>
          </table:table-cell>
          <table:table-cell table:style-name="ce17" table:number-columns-repeated="2"/>
          <table:table-cell table:style-name="ce18" table:formula="of:=IF([.G34]&gt;0;1/(1-1/(1/((1/[.K30])*[$'Tabela %'.K2])));1/((1/[.J30])*[$'Tabela %'.K2]))" office:value-type="float" office:value="2.631578947" calcext:value-type="float">
            <text:p>2,63</text:p>
          </table:table-cell>
          <table:table-cell table:style-name="ce18" table:formula="of:=IF([.G34]&gt;0;1/((1/[.K30])*[$'Tabela %'.K2]);1/(1-1/(1/((1/[.J30])*[$'Tabela %'.K2]))))" office:value-type="float" office:value="1.612903226" calcext:value-type="float">
            <text:p>1,61</text:p>
          </table:table-cell>
          <table:table-cell table:style-name="ce20" table:formula="of:=[.H34]/[.J34]-1" office:value-type="percentage" office:value="-1" calcext:value-type="percentage">
            <text:p>-100%</text:p>
          </table:table-cell>
          <table:table-cell table:style-name="ce21" table:formula="of:=[.I34]/[.K34]-1" office:value-type="percentage" office:value="-1" calcext:value-type="percentage">
            <text:p>-100%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nálise dos Jogos'.L26:'Análise dos Jogos'.L34">
            <calcext:condition calcext:apply-style-name="ConditionalStyle_1" calcext:value="&gt;0" calcext:base-cell-address="'Análise dos Jogos'.L26"/>
          </calcext:conditional-format>
          <calcext:conditional-format calcext:target-range-address="'Análise dos Jogos'.L26:'Análise dos Jogos'.L34">
            <calcext:condition calcext:apply-style-name="ConditionalStyle_2" calcext:value="&lt;0" calcext:base-cell-address="'Análise dos Jogos'.L26"/>
          </calcext:conditional-format>
          <calcext:conditional-format calcext:target-range-address="'Análise dos Jogos'.M26:'Análise dos Jogos'.M34">
            <calcext:condition calcext:apply-style-name="ConditionalStyle_1" calcext:value="&gt;0" calcext:base-cell-address="'Análise dos Jogos'.M26"/>
          </calcext:conditional-format>
          <calcext:conditional-format calcext:target-range-address="'Análise dos Jogos'.M26:'Análise dos Jogos'.M34">
            <calcext:condition calcext:apply-style-name="ConditionalStyle_2" calcext:value="&lt;0" calcext:base-cell-address="'Análise dos Jogos'.M26"/>
          </calcext:conditional-format>
          <calcext:conditional-format calcext:target-range-address="'Análise dos Jogos'.J26:'Análise dos Jogos'.K34">
            <calcext:condition calcext:apply-style-name="ConditionalStyle_3" calcext:value="between(1.8,2.2)" calcext:base-cell-address="'Análise dos Jogos'.J26"/>
          </calcext:conditional-format>
        </calcext:conditional-formats>
      </table:table>
      <table:table table:name="Tabela %" table:style-name="ta4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quipe 1</text:p>
          </table:table-cell>
          <table:table-cell table:style-name="ce1" office:value-type="string" calcext:value-type="string">
            <text:p>Equipe 2</text:p>
          </table:table-cell>
          <table:table-cell table:style-name="ce1" office:value-type="string" calcext:value-type="string">
            <text:p>% equipe 1</text:p>
          </table:table-cell>
          <table:table-cell table:style-name="ce1" office:value-type="string" calcext:value-type="string">
            <text:p>% empate</text:p>
          </table:table-cell>
          <table:table-cell table:style-name="ce1" office:value-type="string" calcext:value-type="string">
            <text:p>% equipe 2</text:p>
          </table:table-cell>
          <table:table-cell table:style-name="ce1" office:value-type="string" calcext:value-type="string">
            <text:p>AH 1</text:p>
          </table:table-cell>
          <table:table-cell table:style-name="ce1" office:value-type="string" calcext:value-type="string">
            <text:p>AH 2</text:p>
          </table:table-cell>
          <table:table-cell/>
          <table:table-cell table:style-name="ce1" office:value-type="string" calcext:value-type="string">
            <text:p>Tabela AH -1.5</text:p>
          </table:table-cell>
          <table:table-cell table:style-name="ce7" table:formula="of:=IF(OR([$'Análise dos Jogos'.D26]&gt;0.6;[$'Análise dos Jogos'.F26]&gt;0.6);[.J3];IF(AND([$'Análise dos Jogos'.D26]&lt;0.42;[$'Análise dos Jogos'.F26]&lt;0.42);[.J5];[.J4]))" office:value-type="float" office:value="0.62" calcext:value-type="float">
            <text:p>0,62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2" office:value-type="string" calcext:value-type="string">
            <text:p>A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3]-[.E3]" office:value-type="float" office:value="0.35" calcext:value-type="float">
            <text:p>0,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0.62" calcext:value-type="float">
            <text:p>0,62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4]-[.E4]" office:value-type="float" office:value="0.21" calcext:value-type="float">
            <text:p>0,21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/>
          <table:table-cell table:style-name="ce2" office:value-type="float" office:value="0.55" calcext:value-type="float">
            <text:p>0,55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5]-[.E5]" office:value-type="float" office:value="0.1" calcext:value-type="float">
            <text:p>0,1</text:p>
          </table:table-cell>
          <table:table-cell table:style-name="ce2" office:value-type="float" office:value="-1.25" calcext:value-type="float">
            <text:p>-1,25</text:p>
          </table:table-cell>
          <table:table-cell table:style-name="ce2" office:value-type="float" office:value="1.25" calcext:value-type="float">
            <text:p>1,25</text:p>
          </table:table-cell>
          <table:table-cell/>
          <table:table-cell table:style-name="ce2" office:value-type="float" office:value="0.48" calcext:value-type="float">
            <text:p>0,48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+</text:p>
          </table:table-cell>
          <table:table-cell table:number-columns-repeated="2" table:style-name="ce2" office:value-type="float" office:value="0.3" calcext:value-type="float">
            <text:p>0,3</text:p>
          </table:table-cell>
          <table:table-cell table:style-name="ce2" table:formula="of:=1-[.D6]-[.E6]" office:value-type="float" office:value="0.4" calcext:value-type="float">
            <text:p>0,4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7]-[.E7]" office:value-type="float" office:value="0.3" calcext:value-type="float">
            <text:p>0,3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+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8]-[.E8]" office:value-type="float" office:value="0.25" calcext:value-type="float">
            <text:p>0,25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9]-[.E9]" office:value-type="float" office:value="0.17" calcext:value-type="float">
            <text:p>0,17</text:p>
          </table:table-cell>
          <table:table-cell table:style-name="ce2" office:value-type="float" office:value="-0.75" calcext:value-type="float">
            <text:p>-0,75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10]-[.E10]" office:value-type="float" office:value="0.12" calcext:value-type="float">
            <text:p>0,1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-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11]-[.E11]" office:value-type="float" office:value="0.0799999999999999" calcext:value-type="float">
            <text:p>0,08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12]-[.E12]" office:value-type="float" office:value="0.3" calcext:value-type="float">
            <text:p>0,3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13]-[.E13]" office:value-type="float" office:value="0.17" calcext:value-type="float">
            <text:p>0,17</text:p>
          </table:table-cell>
          <table:table-cell table:style-name="ce2" office:value-type="float" office:value="-0.75" calcext:value-type="float">
            <text:p>-0,75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14]-[.E14]" office:value-type="float" office:value="0.0799999999999999" calcext:value-type="float">
            <text:p>0,08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2" office:value-type="string" calcext:value-type="string">
            <text:p>A+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15]-[.E15]" office:value-type="float" office:value="0.35" calcext:value-type="float">
            <text:p>0,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16]-[.E16]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B+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17]-[.E17]" office:value-type="float" office:value="0.21" calcext:value-type="float">
            <text:p>0,21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18]-[.E18]" office:value-type="float" office:value="0.13" calcext:value-type="float">
            <text:p>0,13</text:p>
          </table:table-cell>
          <table:table-cell table:style-name="ce2" office:value-type="float" office:value="-0.75" calcext:value-type="float">
            <text:p>-0,75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19]-[.E19]" office:value-type="float" office:value="0.1" calcext:value-type="float">
            <text:p>0,1</text:p>
          </table:table-cell>
          <table:table-cell table:style-name="ce2" office:value-type="float" office:value="-1.25" calcext:value-type="float">
            <text:p>-1,25</text:p>
          </table:table-cell>
          <table:table-cell table:style-name="ce2" office:value-type="float" office:value="1.25" calcext:value-type="float">
            <text:p>1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+</text:p>
          </table:table-cell>
          <table:table-cell table:style-name="ce2" office:value-type="string" calcext:value-type="string">
            <text:p>C-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20]-[.E20]" office:value-type="float" office:value="0.06" calcext:value-type="float">
            <text:p>0,06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float" office:value="0.3" calcext:value-type="float">
            <text:p>0,3</text:p>
          </table:table-cell>
          <table:table-cell table:style-name="ce2" table:formula="of:=1-[.D21]-[.E21]" office:value-type="float" office:value="0.4" calcext:value-type="float">
            <text:p>0,4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22]-[.E22]" office:value-type="float" office:value="0.25" calcext:value-type="float">
            <text:p>0,25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23]-[.E23]" office:value-type="float" office:value="0.12" calcext:value-type="float">
            <text:p>0,1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A+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24]-[.E24]" office:value-type="float" office:value="0.45" calcext:value-type="float">
            <text:p>0,4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2" office:value-type="string" calcext:value-type="string">
            <text:p>A-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B+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26]-[.E26]" office:value-type="float" office:value="0.31" calcext:value-type="float">
            <text:p>0,31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27]-[.E27]" office:value-type="float" office:value="0.21" calcext:value-type="float">
            <text:p>0,21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28]-[.E28]" office:value-type="float" office:value="0.16" calcext:value-type="float">
            <text:p>0,16</text:p>
          </table:table-cell>
          <table:table-cell table:style-name="ce2" office:value-type="float" office:value="-0.75" calcext:value-type="float">
            <text:p>-0,75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-</text:p>
          </table:table-cell>
          <table:table-cell table:style-name="ce2" office:value-type="string" calcext:value-type="string">
            <text:p>C-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29]-[.E29]" office:value-type="float" office:value="0.1" calcext:value-type="float">
            <text:p>0,1</text:p>
          </table:table-cell>
          <table:table-cell table:style-name="ce2" office:value-type="float" office:value="-1.25" calcext:value-type="float">
            <text:p>-1,25</text:p>
          </table:table-cell>
          <table:table-cell table:style-name="ce2" office:value-type="float" office:value="1.25" calcext:value-type="float">
            <text:p>1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30]-[.E30]" office:value-type="float" office:value="0.52" calcext:value-type="float">
            <text:p>0,5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2" office:value-type="string" calcext:value-type="string">
            <text:p>B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32]-[.E32]" office:value-type="float" office:value="0.21" calcext:value-type="float">
            <text:p>0,21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+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33]-[.E33]" office:value-type="float" office:value="0.56" calcext:value-type="float">
            <text:p>0,56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-0.75" calcext:value-type="float">
            <text:p>-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34]-[.E34]" office:value-type="float" office:value="0.48" calcext:value-type="float">
            <text:p>0,48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+</text:p>
          </table:table-cell>
          <table:table-cell table:number-columns-repeated="2" table:style-name="ce2" office:value-type="float" office:value="0.3" calcext:value-type="float">
            <text:p>0,3</text:p>
          </table:table-cell>
          <table:table-cell table:style-name="ce2" table:formula="of:=1-[.D35]-[.E35]" office:value-type="float" office:value="0.4" calcext:value-type="float">
            <text:p>0,4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36]-[.E36]" office:value-type="float" office:value="0.3" calcext:value-type="float">
            <text:p>0,3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37]-[.E37]" office:value-type="float" office:value="0.25" calcext:value-type="float">
            <text:p>0,25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-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38]-[.E38]" office:value-type="float" office:value="0.17" calcext:value-type="float">
            <text:p>0,17</text:p>
          </table:table-cell>
          <table:table-cell table:style-name="ce2" office:value-type="float" office:value="-0.75" calcext:value-type="float">
            <text:p>-0,75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39]-[.E39]" office:value-type="float" office:value="0.48" calcext:value-type="float">
            <text:p>0,48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40]-[.E40]" office:value-type="float" office:value="0.3" calcext:value-type="float">
            <text:p>0,3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41]-[.E41]" office:value-type="float" office:value="0.17" calcext:value-type="float">
            <text:p>0,17</text:p>
          </table:table-cell>
          <table:table-cell table:style-name="ce2" office:value-type="float" office:value="-0.75" calcext:value-type="float">
            <text:p>-0,75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A+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42]-[.E42]" office:value-type="float" office:value="0.52" calcext:value-type="float">
            <text:p>0,5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43]-[.E43]" office:value-type="float" office:value="0.42" calcext:value-type="float">
            <text:p>0,4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2" office:value-type="string" calcext:value-type="string">
            <text:p>B+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45]-[.E45]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46]-[.E46]" office:value-type="float" office:value="0.21" calcext:value-type="float">
            <text:p>0,21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+</text:p>
          </table:table-cell>
          <table:table-cell table:style-name="ce2" office:value-type="string" calcext:value-type="string">
            <text:p>C-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47]-[.E47]" office:value-type="float" office:value="0.13" calcext:value-type="float">
            <text:p>0,13</text:p>
          </table:table-cell>
          <table:table-cell table:style-name="ce2" office:value-type="float" office:value="-0.75" calcext:value-type="float">
            <text:p>-0,75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48]-[.E48]" office:value-type="float" office:value="0.56" calcext:value-type="float">
            <text:p>0,56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-0.75" calcext:value-type="float">
            <text:p>-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float" office:value="0.3" calcext:value-type="float">
            <text:p>0,3</text:p>
          </table:table-cell>
          <table:table-cell table:style-name="ce2" table:formula="of:=1-[.D49]-[.E49]" office:value-type="float" office:value="0.4" calcext:value-type="float">
            <text:p>0,4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50]-[.E50]" office:value-type="float" office:value="0.25" calcext:value-type="float">
            <text:p>0,25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A+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51]-[.E51]" office:value-type="float" office:value="0.6" calcext:value-type="float">
            <text:p>0,6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-0.75" calcext:value-type="float">
            <text:p>-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52]-[.E52]" office:value-type="float" office:value="0.52" calcext:value-type="float">
            <text:p>0,5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B+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53]-[.E53]" office:value-type="float" office:value="0.45" calcext:value-type="float">
            <text:p>0,4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2" office:value-type="string" calcext:value-type="string">
            <text:p>B-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55]-[.E55]" office:value-type="float" office:value="0.31" calcext:value-type="float">
            <text:p>0,31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-</text:p>
          </table:table-cell>
          <table:table-cell table:style-name="ce2" office:value-type="string" calcext:value-type="string">
            <text:p>C-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56]-[.E56]" office:value-type="float" office:value="0.21" calcext:value-type="float">
            <text:p>0,21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57]-[.E57]" office:value-type="float" office:value="0.68" calcext:value-type="float">
            <text:p>0,68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-1.25" calcext:value-type="float">
            <text:p>-1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58]-[.E58]" office:value-type="float" office:value="0.52" calcext:value-type="float">
            <text:p>0,5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+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60]-[.E60]" office:value-type="float" office:value="0.7" calcext:value-type="float">
            <text:p>0,7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-1.5" calcext:value-type="float">
            <text:p>-1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61]-[.E61]" office:value-type="float" office:value="0.66" calcext:value-type="float">
            <text:p>0,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+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62]-[.E62]" office:value-type="float" office:value="0.56" calcext:value-type="float">
            <text:p>0,56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-0.75" calcext:value-type="float">
            <text:p>-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63]-[.E63]" office:value-type="float" office:value="0.48" calcext:value-type="float">
            <text:p>0,48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+</text:p>
          </table:table-cell>
          <table:table-cell table:number-columns-repeated="2" table:style-name="ce2" office:value-type="float" office:value="0.3" calcext:value-type="float">
            <text:p>0,3</text:p>
          </table:table-cell>
          <table:table-cell table:style-name="ce2" table:formula="of:=1-[.D64]-[.E64]" office:value-type="float" office:value="0.4" calcext:value-type="float">
            <text:p>0,4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-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65]-[.E65]" office:value-type="float" office:value="0.3" calcext:value-type="float">
            <text:p>0,3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+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66]-[.E66]" office:value-type="float" office:value="0.66" calcext:value-type="float">
            <text:p>0,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+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67]-[.E67]" office:value-type="float" office:value="0.48" calcext:value-type="float">
            <text:p>0,48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+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68]-[.E68]" office:value-type="float" office:value="0.3" calcext:value-type="float">
            <text:p>0,3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+</text:p>
          </table:table-cell>
          <table:table-cell table:style-name="ce2" office:value-type="string" calcext:value-type="string">
            <text:p>A+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69]-[.E69]" office:value-type="float" office:value="0.68" calcext:value-type="float">
            <text:p>0,68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-1.25" calcext:value-type="float">
            <text:p>-1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+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70]-[.E70]" office:value-type="float" office:value="0.62" calcext:value-type="float">
            <text:p>0,62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-0.75" calcext:value-type="float">
            <text:p>-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+</text:p>
          </table:table-cell>
          <table:table-cell table:style-name="ce2" office:value-type="string" calcext:value-type="string">
            <text:p>B+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71]-[.E71]" office:value-type="float" office:value="0.52" calcext:value-type="float">
            <text:p>0,5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+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72]-[.E72]" office:value-type="float" office:value="0.42" calcext:value-type="float">
            <text:p>0,4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2" office:value-type="string" calcext:value-type="string">
            <text:p>C+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+</text:p>
          </table:table-cell>
          <table:table-cell table:style-name="ce2" office:value-type="string" calcext:value-type="string">
            <text:p>C-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74]-[.E74]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-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75]-[.E75]" office:value-type="float" office:value="0.7" calcext:value-type="float">
            <text:p>0,7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-1.5" calcext:value-type="float">
            <text:p>-1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-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76]-[.E76]" office:value-type="float" office:value="0.56" calcext:value-type="float">
            <text:p>0,56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-0.75" calcext:value-type="float">
            <text:p>-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-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float" office:value="0.3" calcext:value-type="float">
            <text:p>0,3</text:p>
          </table:table-cell>
          <table:table-cell table:style-name="ce2" table:formula="of:=1-[.D77]-[.E77]" office:value-type="float" office:value="0.4" calcext:value-type="float">
            <text:p>0,4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-</text:p>
          </table:table-cell>
          <table:table-cell table:style-name="ce2" office:value-type="string" calcext:value-type="string">
            <text:p>A+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78]-[.E78]" office:value-type="float" office:value="0.72" calcext:value-type="float">
            <text:p>0,72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-1.5" calcext:value-type="float">
            <text:p>-1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-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table:formula="of:=1-[.D79]-[.E79]" office:value-type="float" office:value="0.68" calcext:value-type="float">
            <text:p>0,68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-1.25" calcext:value-type="float">
            <text:p>-1,2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-</text:p>
          </table:table-cell>
          <table:table-cell table:style-name="ce2" office:value-type="string" calcext:value-type="string">
            <text:p>B+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80]-[.E80]" office:value-type="float" office:value="0.6" calcext:value-type="float">
            <text:p>0,6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-0.75" calcext:value-type="float">
            <text:p>-0,7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-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table:formula="of:=1-[.D81]-[.E81]" office:value-type="float" office:value="0.52" calcext:value-type="float">
            <text:p>0,5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-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formula="of:=1-[.D82]-[.E82]" office:value-type="float" office:value="0.45" calcext:value-type="float">
            <text:p>0,4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0.25" calcext:value-type="float">
            <text:p>-0,25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2" office:value-type="string" calcext:value-type="string">
            <text:p>C-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92d05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3c78d8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nhas_20_Justas_20_da_20_Rodada" style:display-name="PageStyle_Linhas Justas da Rod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es" style:display-name="PageStyle_Equi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álise_20_dos_20_Jogos" style:display-name="PageStyle_Análise dos J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_20__25_" style:display-name="PageStyle_Tabela 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6T16:39:39.939763354</dc:date>
    <meta:editing-duration>PT8M10S</meta:editing-duration>
    <meta:editing-cycles>1</meta:editing-cycles>
    <meta:document-statistic meta:table-count="4" meta:cell-count="907" meta:object-count="1"/>
    <meta:generator>LibreOffice/6.0.7.3$Linux_x86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90099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42cm" svg:height="8.916cm" xlink:href=".." xlink:type="simple" chart:class="chart:bar" chart:style-name="ch1">
        <chart:legend chart:legend-position="end" svg:x="12.13cm" svg:y="3.163cm" style:legend-expansion="high" chart:style-name="ch2"/>
        <chart:plot-area chart:style-name="ch3" table:cell-range-address="'Análise dos Jogos'.B7:'Análise dos Jogos'.G13" chart:data-source-has-labels="column" svg:x="0.288cm" svg:y="0.178cm" svg:width="11.554cm" svg:height="8.56cm">
          <chartooo:coordinate-region svg:x="1.015cm" svg:y="0.178cm" svg:width="10.827cm" svg:height="5.323cm"/>
          <chart:axis chart:dimension="x" chart:name="primary-x" chart:style-name="ch4" chartooo:axis-type="text">
            <chart:categories table:cell-range-address="'Análise dos Jogos'.B7:'Análise dos Jogos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álise dos Jogos'.C7:'Análise dos Jogos'.C13" chart:class="chart:bar">
            <chart:data-point chart:repeated="7"/>
          </chart:series>
          <chart:series chart:style-name="ch8" chart:values-cell-range-address="'Análise dos Jogos'.D7:'Análise dos Jogos'.D13" chart:class="chart:bar">
            <chart:data-point chart:repeated="7"/>
          </chart:series>
          <chart:series chart:style-name="ch9" chart:values-cell-range-address="'Análise dos Jogos'.E7:'Análise dos Jogos'.E13" chart:class="chart:bar">
            <chart:data-point chart:repeated="7"/>
          </chart:series>
          <chart:series chart:style-name="ch10" chart:values-cell-range-address="'Análise dos Jogos'.F7:'Análise dos Jogos'.F13" chart:class="chart:bar">
            <chart:data-point chart:repeated="7"/>
          </chart:series>
          <chart:series chart:style-name="ch11" chart:values-cell-range-address="'Análise dos Jogos'.G7:'Análise dos Jogos'.G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Equipes</text:p>
                <draw:g>
                  <svg:desc>'Análise dos Jogos'.B7:'Análise dos Jogos'.B13</svg:desc>
                </draw:g>
              </table:table-cell>
              <table:table-cell office:value-type="float" office:value="NaN">
                <text:p>NaN</text:p>
                <draw:g>
                  <svg:desc>'Análise dos Jogos'.C7:'Análise dos Jogos'.C13</svg:desc>
                </draw:g>
              </table:table-cell>
              <table:table-cell office:value-type="float" office:value="0">
                <text:p>0</text:p>
                <draw:g>
                  <svg:desc>'Análise dos Jogos'.D7:'Análise dos Jogos'.D13</svg:desc>
                </draw:g>
              </table:table-cell>
              <table:table-cell office:value-type="float" office:value="NaN">
                <text:p>NaN</text:p>
                <draw:g>
                  <svg:desc>'Análise dos Jogos'.E7:'Análise dos Jogos'.E13</svg:desc>
                </draw:g>
              </table:table-cell>
              <table:table-cell office:value-type="float" office:value="0">
                <text:p>0</text:p>
                <draw:g>
                  <svg:desc>'Análise dos Jogos'.F7:'Análise dos Jogos'.F13</svg:desc>
                </draw:g>
              </table:table-cell>
              <table:table-cell office:value-type="float" office:value="NaN">
                <text:p>NaN</text:p>
                <draw:g>
                  <svg:desc>'Análise dos Jogos'.G7:'Análise dos Jogos'.G13</svg:desc>
                </draw:g>
              </table:table-cell>
            </table:table-row>
            <table:table-row>
              <table:table-cell office:value-type="string">
                <text:p>Forç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rm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empenh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do de Camp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cessidade de Vitór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falqu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